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325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81"/>
    <style:style style:name="ce5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OPTI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2" table:default-cell-style-name="ce15"/>
        <table:table-column table:style-name="co4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4" table:default-cell-style-name="ce15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5248" calcext:value-type="percentage">
            <text:p>52,48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ppendicitis_1</text:p>
          </table:table-cell>
          <table:table-cell office:value-type="percentage" office:value="0.2" calcext:value-type="percentage">
            <text:p>20,00%</text:p>
          </table:table-cell>
          <table:table-cell table:style-name="ce1" office:value-type="percentage" office:value="0.2067" calcext:value-type="percentage">
            <text:p>20,67%</text:p>
          </table:table-cell>
          <table:table-cell table:style-name="ce1" office:value-type="percentage" office:value="0.3233" calcext:value-type="percentage">
            <text:p>32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5128" calcext:value-type="percentage">
            <text:p>51,28%</text:p>
          </table:table-cell>
          <table:table-cell table:number-columns-repeated="3"/>
          <table:table-cell office:value-type="string" calcext:value-type="string">
            <text:p>Appendicitis_2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467" calcext:value-type="percentage">
            <text:p>24,67%</text:p>
          </table:table-cell>
          <table:table-cell table:style-name="ce1" office:value-type="percentage" office:value="0.26" calcext:value-type="percentage">
            <text:p>26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4709" calcext:value-type="percentage">
            <text:p>47,09%</text:p>
          </table:table-cell>
          <table:table-cell table:number-columns-repeated="3"/>
          <table:table-cell office:value-type="string" calcext:value-type="string">
            <text:p>Appendicitis_3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table:style-name="ce1" office:value-type="percentage" office:value="0.1067" calcext:value-type="percentage">
            <text:p>10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6284" calcext:value-type="percentage">
            <text:p>62,84%</text:p>
          </table:table-cell>
          <table:table-cell table:number-columns-repeated="3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4213" calcext:value-type="percentage">
            <text:p>42,13%</text:p>
          </table:table-cell>
          <table:table-cell table:number-columns-repeated="3"/>
          <table:table-cell office:value-type="string" calcext:value-type="string">
            <text:p>Appendicitis_5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1233" calcext:value-type="percentage">
            <text:p>12,33%</text:p>
          </table:table-cell>
          <table:table-cell table:style-name="ce1" office:value-type="percentage" office:value="0.08" calcext:value-type="percentage">
            <text:p>8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4525" calcext:value-type="percentage">
            <text:p>45,25%</text:p>
          </table:table-cell>
          <table:table-cell table:number-columns-repeated="3"/>
          <table:table-cell office:value-type="string" calcext:value-type="string">
            <text:p>Appendicitis_6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167" calcext:value-type="percentage">
            <text:p>21,67%</text:p>
          </table:table-cell>
          <table:table-cell table:style-name="ce1" office:value-type="percentage" office:value="0.2" calcext:value-type="percentage">
            <text:p>2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4504" calcext:value-type="percentage">
            <text:p>45,04%</text:p>
          </table:table-cell>
          <table:table-cell table:number-columns-repeated="3"/>
          <table:table-cell office:value-type="string" calcext:value-type="string">
            <text:p>Appendicitis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1" calcext:value-type="percentage">
            <text:p>21,00%</text:p>
          </table:table-cell>
          <table:table-cell table:style-name="ce1" office:value-type="percentage" office:value="0.1033" calcext:value-type="percentage">
            <text:p>10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5" calcext:value-type="percentage">
            <text:p>50,00%</text:p>
          </table:table-cell>
          <table:table-cell table:number-columns-repeated="3"/>
          <table:table-cell office:value-type="string" calcext:value-type="string">
            <text:p>Appendicitis_8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733" calcext:value-type="percentage">
            <text:p>17,33%</text:p>
          </table:table-cell>
          <table:table-cell table:style-name="ce1" office:value-type="percentage" office:value="0.2" calcext:value-type="percentage">
            <text:p>2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4674" calcext:value-type="percentage">
            <text:p>46,74%</text:p>
          </table:table-cell>
          <table:table-cell table:number-columns-repeated="3"/>
          <table:table-cell office:value-type="string" calcext:value-type="string">
            <text:p>Appendiciti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" calcext:value-type="percentage">
            <text:p>8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4922" calcext:value-type="percentage">
            <text:p>49,22%</text:p>
          </table:table-cell>
          <table:table-cell table:number-columns-repeated="3"/>
          <table:table-cell office:value-type="string" calcext:value-type="string">
            <text:p>Appendicitis_10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 office:value-type="percentage" office:value="0.1933" calcext:value-type="percentage">
            <text:p>19,3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:.B11])" office:value-type="percentage" office:value="0.49207" calcext:value-type="percentage">
            <text:p>49,21%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2:.G11])" office:value-type="percentage" office:value="0.12233" calcext:value-type="percentage">
            <text:p>12,23%</text:p>
          </table:table-cell>
          <table:table-cell table:style-name="ce1" table:formula="of:=AVERAGE([.H2:.H11])" office:value-type="percentage" office:value="0.16833" calcext:value-type="percentage">
            <text:p>16,83%</text:p>
          </table:table-cell>
          <table:table-cell table:style-name="ce1" table:formula="of:=AVERAGE([.I2:.I11])" office:value-type="percentage" office:value="0.16466" calcext:value-type="percentage">
            <text:p>16,4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342" calcext:value-type="percentage">
            <text:p>34,20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1172" calcext:value-type="percentage">
            <text:p>11,72%</text:p>
          </table:table-cell>
          <table:table-cell table:style-name="ce1" office:value-type="percentage" office:value="0.0785" calcext:value-type="percentage">
            <text:p>7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894" calcext:value-type="percentage">
            <text:p>28,94%</text:p>
          </table:table-cell>
          <table:table-cell office:value-type="percentage" office:value="0.1778" calcext:value-type="percentage">
            <text:p>17,78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027" calcext:value-type="percentage">
            <text:p>30,27%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441" calcext:value-type="percentage">
            <text:p>14,4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74" calcext:value-type="percentage">
            <text:p>38,74%</text:p>
          </table:table-cell>
          <table:table-cell office:value-type="percentage" office:value="0.3697" calcext:value-type="percentage">
            <text:p>36,97%</text:p>
          </table:table-cell>
          <table:table-cell office:value-type="percentage" office:value="0.2014" calcext:value-type="percentage">
            <text:p>20,14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505" calcext:value-type="percentage">
            <text:p>15,05%</text:p>
          </table:table-cell>
          <table:table-cell office:value-type="percentage" office:value="0.1409" calcext:value-type="percentage">
            <text:p>14,0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043" calcext:value-type="percentage">
            <text:p>30,43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145" calcext:value-type="percentage">
            <text:p>11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575" calcext:value-type="percentage">
            <text:p>25,75%</text:p>
          </table:table-cell>
          <table:table-cell office:value-type="percentage" office:value="0.2816" calcext:value-type="percentage">
            <text:p>28,16%</text:p>
          </table:table-cell>
          <table:table-cell office:value-type="percentage" office:value="0.1884" calcext:value-type="percentage">
            <text:p>18,84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21" calcext:value-type="percentage">
            <text:p>12,1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2411" calcext:value-type="percentage">
            <text:p>24,11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06" calcext:value-type="percentage">
            <text:p>8,0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3169" calcext:value-type="percentage">
            <text:p>31,69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1731" calcext:value-type="percentage">
            <text:p>17,31%</text:p>
          </table:table-cell>
          <table:table-cell office:value-type="percentage" office:value="0.1629" calcext:value-type="percentage">
            <text:p>16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2415" calcext:value-type="percentage">
            <text:p>24,15%</text:p>
          </table:table-cell>
          <table:table-cell office:value-type="percentage" office:value="0.1314" calcext:value-type="percentage">
            <text:p>13,14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1177" calcext:value-type="percentage">
            <text:p>11,77%</text:p>
          </table:table-cell>
          <table:table-cell office:value-type="percentage" office:value="0.1118" calcext:value-type="percentage">
            <text:p>11,1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599" calcext:value-type="percentage">
            <text:p>35,99%</text:p>
          </table:table-cell>
          <table:table-cell office:value-type="percentage" office:value="0.244" calcext:value-type="percentage">
            <text:p>24,40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242" calcext:value-type="percentage">
            <text:p>12,4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135" calcext:value-type="percentage">
            <text:p>21,35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866" calcext:value-type="percentage">
            <text:p>18,6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:.B24])" office:value-type="percentage" office:value="0.34889" calcext:value-type="percentage">
            <text:p>34,89%</text:p>
          </table:table-cell>
          <table:table-cell table:style-name="ce1" table:formula="of:=AVERAGE([.C15:.C24])" office:value-type="percentage" office:value="0.33314" calcext:value-type="percentage">
            <text:p>33,31%</text:p>
          </table:table-cell>
          <table:table-cell table:style-name="ce1" table:formula="of:=AVERAGE([.D15:.D24])" office:value-type="percentage" office:value="0.23608" calcext:value-type="percentage">
            <text:p>23,61%</text:p>
          </table:table-cell>
          <table:table-cell table:style-name="ce1" table:number-columns-repeated="2"/>
          <table:table-cell table:style-name="ce1" table:formula="of:=AVERAGE([.G15:.G24])" office:value-type="percentage" office:value="0.33421" calcext:value-type="percentage">
            <text:p>33,42%</text:p>
          </table:table-cell>
          <table:table-cell table:style-name="ce1" table:formula="of:=AVERAGE([.H15:.H24])" office:value-type="percentage" office:value="0.13348" calcext:value-type="percentage">
            <text:p>13,35%</text:p>
          </table:table-cell>
          <table:table-cell table:style-name="ce1" table:formula="of:=AVERAGE([.I15:.I24])" office:value-type="percentage" office:value="0.12651" calcext:value-type="percentage">
            <text:p>12,65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6759" calcext:value-type="percentage">
            <text:p>67,59%</text:p>
          </table:table-cell>
          <table:table-cell office:value-type="percentage" office:value="0.6989" calcext:value-type="percentage">
            <text:p>69,89%</text:p>
          </table:table-cell>
          <table:table-cell table:style-name="ce1" office:value-type="percentage" office:value="0.6276" calcext:value-type="percentage">
            <text:p>62,76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321" calcext:value-type="percentage">
            <text:p>32,1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6655" calcext:value-type="percentage">
            <text:p>66,55%</text:p>
          </table:table-cell>
          <table:table-cell office:value-type="percentage" office:value="0.6333" calcext:value-type="percentage">
            <text:p>63,33%</text:p>
          </table:table-cell>
          <table:table-cell table:style-name="ce1" office:value-type="percentage" office:value="0.5161" calcext:value-type="percentage">
            <text:p>51,61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6895" calcext:value-type="percentage">
            <text:p>68,95%</text:p>
          </table:table-cell>
          <table:table-cell/>
          <table:table-cell office:value-type="percentage" office:value="0.4705" calcext:value-type="percentage">
            <text:p>47,0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448" calcext:value-type="percentage">
            <text:p>64,48%</text:p>
          </table:table-cell>
          <table:table-cell office:value-type="percentage" office:value="0.7632" calcext:value-type="percentage">
            <text:p>76,32%</text:p>
          </table:table-cell>
          <table:table-cell office:value-type="percentage" office:value="0.4483" calcext:value-type="percentage">
            <text:p>44,83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6324" calcext:value-type="percentage">
            <text:p>63,24%</text:p>
          </table:table-cell>
          <table:table-cell/>
          <table:table-cell office:value-type="percentage" office:value="0.4571" calcext:value-type="percentage">
            <text:p>45,7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816" calcext:value-type="percentage">
            <text:p>68,16%</text:p>
          </table:table-cell>
          <table:table-cell office:value-type="percentage" office:value="0.4828" calcext:value-type="percentage">
            <text:p>48,28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5695" calcext:value-type="percentage">
            <text:p>56,95%</text:p>
          </table:table-cell>
          <table:table-cell/>
          <table:table-cell office:value-type="percentage" office:value="0.2305" calcext:value-type="percentage">
            <text:p>23,0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276" calcext:value-type="percentage">
            <text:p>62,76%</text:p>
          </table:table-cell>
          <table:table-cell office:value-type="percentage" office:value="0.6793" calcext:value-type="percentage">
            <text:p>67,93%</text:p>
          </table:table-cell>
          <table:table-cell office:value-type="percentage" office:value="0.4828" calcext:value-type="percentage">
            <text:p>48,28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6105" calcext:value-type="percentage">
            <text:p>61,05%</text:p>
          </table:table-cell>
          <table:table-cell/>
          <table:table-cell office:value-type="percentage" office:value="0.4524" calcext:value-type="percentage">
            <text:p>45,2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7126" calcext:value-type="percentage">
            <text:p>71,26%</text:p>
          </table:table-cell>
          <table:table-cell office:value-type="percentage" office:value="0.5195" calcext:value-type="percentage">
            <text:p>51,95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7019" calcext:value-type="percentage">
            <text:p>70,19%</text:p>
          </table:table-cell>
          <table:table-cell/>
          <table:table-cell office:value-type="percentage" office:value="0.4543" calcext:value-type="percentage">
            <text:p>45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218" calcext:value-type="percentage">
            <text:p>72,18%</text:p>
          </table:table-cell>
          <table:table-cell office:value-type="percentage" office:value="0.608" calcext:value-type="percentage">
            <text:p>60,80%</text:p>
          </table:table-cell>
          <table:table-cell office:value-type="percentage" office:value="0.4517" calcext:value-type="percentage">
            <text:p>45,17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6714" calcext:value-type="percentage">
            <text:p>67,14%</text:p>
          </table:table-cell>
          <table:table-cell/>
          <table:table-cell office:value-type="percentage" office:value="0.2971" calcext:value-type="percentage">
            <text:p>29,7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6299" calcext:value-type="percentage">
            <text:p>62,99%</text:p>
          </table:table-cell>
          <table:table-cell office:value-type="percentage" office:value="0.4517" calcext:value-type="percentage">
            <text:p>45,17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5962" calcext:value-type="percentage">
            <text:p>59,62%</text:p>
          </table:table-cell>
          <table:table-cell/>
          <table:table-cell office:value-type="percentage" office:value="0.3962" calcext:value-type="percentage">
            <text:p>39,6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264" calcext:value-type="percentage">
            <text:p>62,64%</text:p>
          </table:table-cell>
          <table:table-cell office:value-type="percentage" office:value="0.4713" calcext:value-type="percentage">
            <text:p>47,13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5895" calcext:value-type="percentage">
            <text:p>58,95%</text:p>
          </table:table-cell>
          <table:table-cell/>
          <table:table-cell office:value-type="percentage" office:value="0.3819" calcext:value-type="percentage">
            <text:p>38,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6069" calcext:value-type="percentage">
            <text:p>60,69%</text:p>
          </table:table-cell>
          <table:table-cell office:value-type="percentage" office:value="0.5253" calcext:value-type="percentage">
            <text:p>52,53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6105" calcext:value-type="percentage">
            <text:p>61,05%</text:p>
          </table:table-cell>
          <table:table-cell/>
          <table:table-cell office:value-type="percentage" office:value="0.3629" calcext:value-type="percentage">
            <text:p>36,29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7:.B36])" office:value-type="percentage" office:value="0.67104" calcext:value-type="percentage">
            <text:p>67,10%</text:p>
          </table:table-cell>
          <table:table-cell table:style-name="ce1" table:formula="of:=AVERAGE([.C27:.C36])" office:value-type="percentage" office:value="0.66401" calcext:value-type="percentage">
            <text:p>66,40%</text:p>
          </table:table-cell>
          <table:table-cell table:style-name="ce1" table:formula="of:=AVERAGE([.D27:.D36])" office:value-type="percentage" office:value="0.49771" calcext:value-type="percentage">
            <text:p>49,77%</text:p>
          </table:table-cell>
          <table:table-cell table:style-name="ce1" table:number-columns-repeated="2"/>
          <table:table-cell table:style-name="ce1" table:formula="of:=AVERAGE([.G27:.G36])" office:value-type="percentage" office:value="0.62343" calcext:value-type="percentage">
            <text:p>62,34%</text:p>
          </table:table-cell>
          <table:table-cell table:style-name="ce1" table:formula="of:=AVERAGE([.H27:.H36])" office:value-type="percentage" office:value="0.7143" calcext:value-type="percentage">
            <text:p>71,43%</text:p>
          </table:table-cell>
          <table:table-cell table:style-name="ce1" table:formula="of:=AVERAGE([.I27:.I36])" office:value-type="percentage" office:value="0.38239" calcext:value-type="percentage">
            <text:p>38,2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683" calcext:value-type="percentage">
            <text:p>36,83%</text:p>
          </table:table-cell>
          <table:table-cell table:style-name="ce1" office:value-type="percentage" office:value="0.4127" calcext:value-type="percentage">
            <text:p>41,27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974" calcext:value-type="percentage">
            <text:p>39,74%</text:p>
          </table:table-cell>
          <table:table-cell office:value-type="percentage" office:value="0.4769" calcext:value-type="percentage">
            <text:p>47,6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683" calcext:value-type="percentage">
            <text:p>76,83%</text:p>
          </table:table-cell>
          <table:table-cell office:value-type="percentage" office:value="0.7333" calcext:value-type="percentage">
            <text:p>73,33%</text:p>
          </table:table-cell>
          <table:table-cell table:style-name="ce1" office:value-type="percentage" office:value="0.7413" calcext:value-type="percentage">
            <text:p>74,13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744" calcext:value-type="percentage">
            <text:p>67,44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2718" calcext:value-type="percentage">
            <text:p>27,1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6206" calcext:value-type="percentage">
            <text:p>62,06%</text:p>
          </table:table-cell>
          <table:table-cell office:value-type="percentage" office:value="0.5873" calcext:value-type="percentage">
            <text:p>58,73%</text:p>
          </table:table-cell>
          <table:table-cell table:style-name="ce1" office:value-type="percentage" office:value="0.5111" calcext:value-type="percentage">
            <text:p>51,11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2821" calcext:value-type="percentage">
            <text:p>28,2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206" calcext:value-type="percentage">
            <text:p>52,06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2538" calcext:value-type="percentage">
            <text:p>25,3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921" calcext:value-type="percentage">
            <text:p>59,21%</text:p>
          </table:table-cell>
          <table:table-cell office:value-type="percentage" office:value="0.5857" calcext:value-type="percentage">
            <text:p>58,57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6128" calcext:value-type="percentage">
            <text:p>61,28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4872" calcext:value-type="percentage">
            <text:p>48,7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2954" calcext:value-type="percentage">
            <text:p>29,54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692" calcext:value-type="percentage">
            <text:p>36,92%</text:p>
          </table:table-cell>
          <table:table-cell office:value-type="percentage" office:value="0.3308" calcext:value-type="percentage">
            <text:p>33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481" calcext:value-type="percentage">
            <text:p>48,10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2385" calcext:value-type="percentage">
            <text:p>23,85%</text:p>
          </table:table-cell>
          <table:table-cell office:value-type="percentage" office:value="0.1744" calcext:value-type="percentage">
            <text:p>17,4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254" calcext:value-type="percentage">
            <text:p>32,54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241" calcext:value-type="percentage">
            <text:p>24,10%</text:p>
          </table:table-cell>
          <table:table-cell office:value-type="percentage" office:value="0.2795" calcext:value-type="percentage">
            <text:p>27,9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603" calcext:value-type="percentage">
            <text:p>36,03%</text:p>
          </table:table-cell>
          <table:table-cell office:value-type="percentage" office:value="0.2635" calcext:value-type="percentage">
            <text:p>26,35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6821" calcext:value-type="percentage">
            <text:p>68,21%</text:p>
          </table:table-cell>
          <table:table-cell office:value-type="percentage" office:value="0.2692" calcext:value-type="percentage">
            <text:p>26,92%</text:p>
          </table:table-cell>
          <table:table-cell office:value-type="percentage" office:value="0.3615" calcext:value-type="percentage">
            <text:p>36,1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524" calcext:value-type="percentage">
            <text:p>55,24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4564" calcext:value-type="percentage">
            <text:p>45,64%</text:p>
          </table:table-cell>
          <table:table-cell office:value-type="percentage" office:value="0.4436" calcext:value-type="percentage">
            <text:p>44,3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39:.B48])" office:value-type="percentage" office:value="0.50158" calcext:value-type="percentage">
            <text:p>50,16%</text:p>
          </table:table-cell>
          <table:table-cell table:style-name="ce1" table:formula="of:=AVERAGE([.C39:.C48])" office:value-type="percentage" office:value="0.51921" calcext:value-type="percentage">
            <text:p>51,92%</text:p>
          </table:table-cell>
          <table:table-cell table:style-name="ce1" table:formula="of:=AVERAGE([.D39:.D48])" office:value-type="percentage" office:value="0.46891" calcext:value-type="percentage">
            <text:p>46,89%</text:p>
          </table:table-cell>
          <table:table-cell table:style-name="ce1" table:number-columns-repeated="2"/>
          <table:table-cell table:style-name="ce1" table:formula="of:=AVERAGE([.G39:.G48])" office:value-type="percentage" office:value="0.6436" calcext:value-type="percentage">
            <text:p>64,36%</text:p>
          </table:table-cell>
          <table:table-cell table:style-name="ce1" table:formula="of:=AVERAGE([.H39:.H48])" office:value-type="percentage" office:value="0.33332" calcext:value-type="percentage">
            <text:p>33,33%</text:p>
          </table:table-cell>
          <table:table-cell table:style-name="ce1" table:formula="of:=AVERAGE([.I39:.I48])" office:value-type="percentage" office:value="0.33616" calcext:value-type="percentage">
            <text:p>33,62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2605" calcext:value-type="percentage">
            <text:p>26,05%</text:p>
          </table:table-cell>
          <table:table-cell table:style-name="ce1" office:value-type="percentage" office:value="0.2321" calcext:value-type="percentage">
            <text:p>23,21%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1008" calcext:value-type="percentage">
            <text:p>10,08%</text:p>
          </table:table-cell>
          <table:table-cell table:style-name="ce1" office:value-type="percentage" office:value="0.0464" calcext:value-type="percentage">
            <text:p>4,6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716" calcext:value-type="percentage">
            <text:p>17,16%</text:p>
          </table:table-cell>
          <table:table-cell office:value-type="percentage" office:value="0.1704" calcext:value-type="percentage">
            <text:p>17,04%</text:p>
          </table:table-cell>
          <table:table-cell table:style-name="ce1" office:value-type="percentage" office:value="0.1099" calcext:value-type="percentage">
            <text:p>10,99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275" calcext:value-type="percentage">
            <text:p>2,75%</text:p>
          </table:table-cell>
          <table:table-cell/>
          <table:table-cell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123" calcext:value-type="percentage">
            <text:p>11,23%</text:p>
          </table:table-cell>
          <table:table-cell/>
          <table:table-cell office:value-type="string" calcext:value-type="string">
            <text:p>HouseVotes_3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percentage" office:value="0.0841" calcext:value-type="percentage">
            <text:p>8,4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84" calcext:value-type="percentage">
            <text:p>28,40%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1111" calcext:value-type="percentage">
            <text:p>11,11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899" calcext:value-type="percentage">
            <text:p>8,99%</text:p>
          </table:table-cell>
          <table:table-cell/>
          <table:table-cell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728" calcext:value-type="percentage">
            <text:p>27,28%</text:p>
          </table:table-cell>
          <table:table-cell office:value-type="percentage" office:value="0.1889" calcext:value-type="percentage">
            <text:p>18,89%</text:p>
          </table:table-cell>
          <table:table-cell office:value-type="percentage" office:value="0.1136" calcext:value-type="percentage">
            <text:p>11,36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739" calcext:value-type="percentage">
            <text:p>7,39%</text:p>
          </table:table-cell>
          <table:table-cell/>
          <table:table-cell office:value-type="percentage" office:value="0.0333" calcext:value-type="percentage">
            <text:p>3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457" calcext:value-type="percentage">
            <text:p>24,57%</text:p>
          </table:table-cell>
          <table:table-cell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6</text:p>
          </table:table-cell>
          <table:table-cell office:value-type="percentage" office:value="0.0406" calcext:value-type="percentage">
            <text:p>4,06%</text:p>
          </table:table-cell>
          <table:table-cell/>
          <table:table-cell office:value-type="percentage" office:value="0.0203" calcext:value-type="percentage">
            <text:p>2,0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12" calcext:value-type="percentage">
            <text:p>40,12%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638" calcext:value-type="percentage">
            <text:p>6,38%</text:p>
          </table:table-cell>
          <table:table-cell/>
          <table:table-cell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1481" calcext:value-type="percentage">
            <text:p>14,81%</text:p>
          </table:table-cell>
          <table:table-cell/>
          <table:table-cell office:value-type="string" calcext:value-type="string">
            <text:p>HouseVotes_8</text:p>
          </table:table-cell>
          <table:table-cell office:value-type="percentage" office:value="0.071" calcext:value-type="percentage">
            <text:p>7,10%</text:p>
          </table:table-cell>
          <table:table-cell/>
          <table:table-cell office:value-type="percentage" office:value="0.0986" calcext:value-type="percentage">
            <text:p>9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.0188" calcext:value-type="percentage">
            <text:p>1,88%</text:p>
          </table:table-cell>
          <table:table-cell/>
          <table:table-cell office:value-type="percentage" office:value="0.0551" calcext:value-type="percentage">
            <text:p>5,5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2086" calcext:value-type="percentage">
            <text:p>20,86%</text:p>
          </table:table-cell>
          <table:table-cell/>
          <table:table-cell office:value-type="string" calcext:value-type="string">
            <text:p>HouseVotes_10</text:p>
          </table:table-cell>
          <table:table-cell office:value-type="percentage" office:value="0.0826" calcext:value-type="percentage">
            <text:p>8,26%</text:p>
          </table:table-cell>
          <table:table-cell/>
          <table:table-cell office:value-type="percentage" office:value="0.0087" calcext:value-type="percentage">
            <text:p>0,87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52:.B61])" office:value-type="percentage" office:value="0.31196" calcext:value-type="percentage">
            <text:p>31,20%</text:p>
          </table:table-cell>
          <table:table-cell table:style-name="ce1" table:formula="of:=AVERAGE([.C52:.C61])" office:value-type="percentage" office:value="0.22964" calcext:value-type="percentage">
            <text:p>22,96%</text:p>
          </table:table-cell>
          <table:table-cell table:style-name="ce1" table:formula="of:=AVERAGE([.D52:.D61])" office:value-type="percentage" office:value="0.15913" calcext:value-type="percentage">
            <text:p>15,91%</text:p>
          </table:table-cell>
          <table:table-cell table:style-name="ce1" table:number-columns-repeated="2"/>
          <table:table-cell table:style-name="ce1" table:formula="of:=AVERAGE([.G52:.G61])" office:value-type="percentage" office:value="0.0613" calcext:value-type="percentage">
            <text:p>6,13%</text:p>
          </table:table-cell>
          <table:table-cell table:style-name="ce1" table:formula="of:=AVERAGE([.H52:.H61])" office:value-type="percentage" office:value="0.1008" calcext:value-type="percentage">
            <text:p>10,08%</text:p>
          </table:table-cell>
          <table:table-cell table:style-name="ce1" table:formula="of:=AVERAGE([.I52:.I61])" office:value-type="percentage" office:value="0.0477" calcext:value-type="percentage">
            <text:p>4,7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0581" calcext:value-type="percentage">
            <text:p>5,81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1833" calcext:value-type="percentage">
            <text:p>18,33%</text:p>
          </table:table-cell>
          <table:table-cell table:style-name="ce1" office:value-type="percentage" office:value="0.2539" calcext:value-type="percentage">
            <text:p>25,3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598" calcext:value-type="percentage">
            <text:p>25,98%</text:p>
          </table:table-cell>
          <table:table-cell office:value-type="percentage" office:value="0.2706" calcext:value-type="percentage">
            <text:p>27,0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2781" calcext:value-type="percentage">
            <text:p>27,81%</text:p>
          </table:table-cell>
          <table:table-cell office:value-type="percentage" office:value="0.0819" calcext:value-type="percentage">
            <text:p>8,19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3284" calcext:value-type="percentage">
            <text:p>32,84%</text:p>
          </table:table-cell>
          <table:table-cell office:value-type="percentage" office:value="0.3363" calcext:value-type="percentage">
            <text:p>33,63%</text:p>
          </table:table-cell>
          <table:table-cell office:value-type="percentage" office:value="0.3373" calcext:value-type="percentage">
            <text:p>33,7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1667" calcext:value-type="percentage">
            <text:p>16,67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294" calcext:value-type="percentage">
            <text:p>42,94%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4382" calcext:value-type="percentage">
            <text:p>43,8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0533" calcext:value-type="percentage">
            <text:p>5,33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608" calcext:value-type="percentage">
            <text:p>26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162" calcext:value-type="percentage">
            <text:p>11,62%</text:p>
          </table:table-cell>
          <table:table-cell office:value-type="percentage" office:value="0.0857" calcext:value-type="percentage">
            <text:p>8,57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186" calcext:value-type="percentage">
            <text:p>11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294" calcext:value-type="percentage">
            <text:p>32,94%</text:p>
          </table:table-cell>
          <table:table-cell office:value-type="percentage" office:value="0.2912" calcext:value-type="percentage">
            <text:p>29,1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1114" calcext:value-type="percentage">
            <text:p>11,14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198" calcext:value-type="percentage">
            <text:p>19,8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486" calcext:value-type="percentage">
            <text:p>14,86%</text:p>
          </table:table-cell>
          <table:table-cell office:value-type="percentage" office:value="0.0257" calcext:value-type="percentage">
            <text:p>2,57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833" calcext:value-type="percentage">
            <text:p>28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843" calcext:value-type="percentage">
            <text:p>28,4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65:.B74])" office:value-type="percentage" office:value="0.1622" calcext:value-type="percentage">
            <text:p>16,22%</text:p>
          </table:table-cell>
          <table:table-cell table:style-name="ce1" table:formula="of:=AVERAGE([.C65:.C74])" office:value-type="percentage" office:value="0.17972" calcext:value-type="percentage">
            <text:p>17,97%</text:p>
          </table:table-cell>
          <table:table-cell table:style-name="ce1" table:formula="of:=AVERAGE([.D65:.D74])" office:value-type="percentage" office:value="0.08638" calcext:value-type="percentage">
            <text:p>8,64%</text:p>
          </table:table-cell>
          <table:table-cell table:style-name="ce1" table:number-columns-repeated="2"/>
          <table:table-cell table:style-name="ce1" table:formula="of:=AVERAGE([.G65:.G74])" office:value-type="percentage" office:value="0.30843" calcext:value-type="percentage">
            <text:p>30,84%</text:p>
          </table:table-cell>
          <table:table-cell table:style-name="ce1" table:formula="of:=AVERAGE([.H65:.H74])" office:value-type="percentage" office:value="0.28255" calcext:value-type="percentage">
            <text:p>28,26%</text:p>
          </table:table-cell>
          <table:table-cell table:style-name="ce1" table:formula="of:=AVERAGE([.I65:.I74])" office:value-type="percentage" office:value="0.27362" calcext:value-type="percentage">
            <text:p>27,36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9" calcext:value-type="percentage">
            <text:p>19,00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1614" calcext:value-type="percentage">
            <text:p>16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2141" calcext:value-type="percentage">
            <text:p>21,41%</text:p>
          </table:table-cell>
          <table:table-cell office:value-type="percentage" office:value="0.1398" calcext:value-type="percentage">
            <text:p>13,98%</text:p>
          </table:table-cell>
          <table:table-cell office:value-type="percentage" office:value="0.1598" calcext:value-type="percentage">
            <text:p>15,98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1614" calcext:value-type="percentage">
            <text:p>16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221" calcext:value-type="percentage">
            <text:p>22,21%</text:p>
          </table:table-cell>
          <table:table-cell office:value-type="percentage" office:value="0.1859" calcext:value-type="percentage">
            <text:p>18,59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702" calcext:value-type="percentage">
            <text:p>27,02%</text:p>
          </table:table-cell>
          <table:table-cell office:value-type="percentage" office:value="0.2649" calcext:value-type="percentage">
            <text:p>26,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1924" calcext:value-type="percentage">
            <text:p>19,24%</text:p>
          </table:table-cell>
          <table:table-cell office:value-type="percentage" office:value="0.2072" calcext:value-type="percentage">
            <text:p>20,72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544" calcext:value-type="percentage">
            <text:p>15,4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1297" calcext:value-type="percentage">
            <text:p>12,97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281" calcext:value-type="percentage">
            <text:p>22,81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14" calcext:value-type="percentage">
            <text:p>21,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1671" calcext:value-type="percentage">
            <text:p>16,71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158" calcext:value-type="percentage">
            <text:p>11,5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855" calcext:value-type="percentage">
            <text:p>18,55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965" calcext:value-type="percentage">
            <text:p>9,65%</text:p>
          </table:table-cell>
          <table:table-cell office:value-type="percentage" office:value="0.0982" calcext:value-type="percentage">
            <text:p>9,8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498" calcext:value-type="percentage">
            <text:p>14,98%</text:p>
          </table:table-cell>
          <table:table-cell office:value-type="percentage" office:value="0.1502" calcext:value-type="percentage">
            <text:p>15,02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298" calcext:value-type="percentage">
            <text:p>12,9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1924" calcext:value-type="percentage">
            <text:p>19,24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947" calcext:value-type="percentage">
            <text:p>19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494" calcext:value-type="percentage">
            <text:p>14,94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0614" calcext:value-type="percentage">
            <text:p>6,14%</text:p>
          </table:table-cell>
          <table:table-cell office:value-type="percentage" office:value="0.0561" calcext:value-type="percentage">
            <text:p>5,61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78:.B87])" office:value-type="percentage" office:value="0.21382" calcext:value-type="percentage">
            <text:p>21,38%</text:p>
          </table:table-cell>
          <table:table-cell table:style-name="ce1" table:formula="of:=AVERAGE([.C78:.C87])" office:value-type="percentage" office:value="0.17864" calcext:value-type="percentage">
            <text:p>17,86%</text:p>
          </table:table-cell>
          <table:table-cell table:style-name="ce1" table:formula="of:=AVERAGE([.D78:.D87])" office:value-type="percentage" office:value="0.17172" calcext:value-type="percentage">
            <text:p>17,17%</text:p>
          </table:table-cell>
          <table:table-cell table:style-name="ce1" table:number-columns-repeated="2"/>
          <table:table-cell table:style-name="ce1" table:formula="of:=AVERAGE([.G78:.G87])" office:value-type="percentage" office:value="0.17405" calcext:value-type="percentage">
            <text:p>17,41%</text:p>
          </table:table-cell>
          <table:table-cell table:style-name="ce1" table:formula="of:=AVERAGE([.H78:.H87])" office:value-type="percentage" office:value="0.16755" calcext:value-type="percentage">
            <text:p>16,76%</text:p>
          </table:table-cell>
          <table:table-cell table:style-name="ce1" table:formula="of:=AVERAGE([.I78:.I87])" office:value-type="percentage" office:value="0.15507" calcext:value-type="percentage">
            <text:p>15,51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254" calcext:value-type="percentage">
            <text:p>22,54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735" calcext:value-type="percentage">
            <text:p>7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518" calcext:value-type="percentage">
            <text:p>25,18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698" calcext:value-type="percentage">
            <text:p>6,9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2346" calcext:value-type="percentage">
            <text:p>23,46%</text:p>
          </table:table-cell>
          <table:table-cell office:value-type="percentage" office:value="0.2504" calcext:value-type="percentage">
            <text:p>25,04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21" calcext:value-type="percentage">
            <text:p>2,1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004" calcext:value-type="percentage">
            <text:p>20,04%</text:p>
          </table:table-cell>
          <table:table-cell office:value-type="percentage" office:value="0.2018" calcext:value-type="percentage">
            <text:p>20,18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123" calcext:value-type="percentage">
            <text:p>1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553" calcext:value-type="percentage">
            <text:p>15,53%</text:p>
          </table:table-cell>
          <table:table-cell office:value-type="percentage" office:value="0.1461" calcext:value-type="percentage">
            <text:p>14,61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63" calcext:value-type="percentage">
            <text:p>4,63%</text:p>
          </table:table-cell>
          <table:table-cell office:value-type="percentage" office:value="0.0568" calcext:value-type="percentage">
            <text:p>5,6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566" calcext:value-type="percentage">
            <text:p>25,66%</text:p>
          </table:table-cell>
          <table:table-cell office:value-type="percentage" office:value="0.2592" calcext:value-type="percentage">
            <text:p>25,92%</text:p>
          </table:table-cell>
          <table:table-cell office:value-type="percentage" office:value="0.2456" calcext:value-type="percentage">
            <text:p>24,56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28" calcext:value-type="percentage">
            <text:p>7,2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325" calcext:value-type="percentage">
            <text:p>23,25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232" calcext:value-type="percentage">
            <text:p>22,32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81" calcext:value-type="percentage">
            <text:p>4,81%</text:p>
          </table:table-cell>
          <table:table-cell office:value-type="percentage" office:value="0.0562" calcext:value-type="percentage">
            <text:p>5,6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763" calcext:value-type="percentage">
            <text:p>27,63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74" calcext:value-type="percentage">
            <text:p>5,7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509" calcext:value-type="percentage">
            <text:p>25,09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265" calcext:value-type="percentage">
            <text:p>2,65%</text:p>
          </table:table-cell>
          <table:table-cell office:value-type="percentage" office:value="0.037" calcext:value-type="percentage">
            <text:p>3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127" calcext:value-type="percentage">
            <text:p>31,27%</text:p>
          </table:table-cell>
          <table:table-cell office:value-type="percentage" office:value="0.289" calcext:value-type="percentage">
            <text:p>28,90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0642" calcext:value-type="percentage">
            <text:p>6,42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91:.B100])" office:value-type="percentage" office:value="0.25776" calcext:value-type="percentage">
            <text:p>25,78%</text:p>
          </table:table-cell>
          <table:table-cell table:style-name="ce1" table:formula="of:=AVERAGE([.C91:.C100])" office:value-type="percentage" office:value="0.24056" calcext:value-type="percentage">
            <text:p>24,06%</text:p>
          </table:table-cell>
          <table:table-cell table:style-name="ce1" table:formula="of:=AVERAGE([.D91:.D100])" office:value-type="percentage" office:value="0.23605" calcext:value-type="percentage">
            <text:p>23,61%</text:p>
          </table:table-cell>
          <table:table-cell table:style-name="ce1" table:number-columns-repeated="2"/>
          <table:table-cell table:style-name="ce1" table:formula="of:=AVERAGE([.G91:.G100])" office:value-type="percentage" office:value="0.07038" calcext:value-type="percentage">
            <text:p>7,04%</text:p>
          </table:table-cell>
          <table:table-cell table:style-name="ce1" table:formula="of:=AVERAGE([.H91:.H100])" office:value-type="percentage" office:value="0.04777" calcext:value-type="percentage">
            <text:p>4,78%</text:p>
          </table:table-cell>
          <table:table-cell table:style-name="ce1" table:formula="of:=AVERAGE([.I91:.I100])" office:value-type="percentage" office:value="0.0521" calcext:value-type="percentage">
            <text:p>5,21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Ring_1</text:p>
          </table:table-cell>
          <table:table-cell office:value-type="percentage" office:value="0.2265" calcext:value-type="percentage">
            <text:p>22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409" calcext:value-type="percentage">
            <text:p>24,09%</text:p>
          </table:table-cell>
          <table:table-cell/>
          <table:table-cell office:value-type="string" calcext:value-type="string">
            <text:p>Ring_2</text:p>
          </table:table-cell>
          <table:table-cell office:value-type="percentage" office:value="0.2405" calcext:value-type="percentage">
            <text:p>24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581" calcext:value-type="percentage">
            <text:p>25,81%</text:p>
          </table:table-cell>
          <table:table-cell/>
          <table:table-cell office:value-type="string" calcext:value-type="string">
            <text:p>Ring_3</text:p>
          </table:table-cell>
          <table:table-cell office:value-type="percentage" office:value="0.2376" calcext:value-type="percentage">
            <text:p>23,7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3613" calcext:value-type="percentage">
            <text:p>36,13%</text:p>
          </table:table-cell>
          <table:table-cell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Ring_4</text:p>
          </table:table-cell>
          <table:table-cell office:value-type="percentage" office:value="0.2227" calcext:value-type="percentage">
            <text:p>22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22" calcext:value-type="percentage">
            <text:p>32,20%</text:p>
          </table:table-cell>
          <table:table-cell/>
          <table:table-cell office:value-type="string" calcext:value-type="string">
            <text:p>Ring_5</text:p>
          </table:table-cell>
          <table:table-cell office:value-type="percentage" office:value="0.1966" calcext:value-type="percentage">
            <text:p>19,6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3899" calcext:value-type="percentage">
            <text:p>38,99%</text:p>
          </table:table-cell>
          <table:table-cell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Ring_6</text:p>
          </table:table-cell>
          <table:table-cell office:value-type="percentage" office:value="0.2279" calcext:value-type="percentage">
            <text:p>22,7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516" calcext:value-type="percentage">
            <text:p>35,16%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Ring_7</text:p>
          </table:table-cell>
          <table:table-cell office:value-type="percentage" office:value="0.2154" calcext:value-type="percentage">
            <text:p>21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387" calcext:value-type="percentage">
            <text:p>33,87%</text:p>
          </table:table-cell>
          <table:table-cell office:value-type="percentage" office:value="0.1935" calcext:value-type="percentage">
            <text:p>19,35%</text:p>
          </table:table-cell>
          <table:table-cell/>
          <table:table-cell office:value-type="string" calcext:value-type="string">
            <text:p>Ring_8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215" calcext:value-type="percentage">
            <text:p>22,15%</text:p>
          </table:table-cell>
          <table:table-cell office:value-type="percentage" office:value="0.2097" calcext:value-type="percentage">
            <text:p>20,97%</text:p>
          </table:table-cell>
          <table:table-cell/>
          <table:table-cell office:value-type="string" calcext:value-type="string">
            <text:p>Ring_9</text:p>
          </table:table-cell>
          <table:table-cell office:value-type="percentage" office:value="0.195" calcext:value-type="percentage">
            <text:p>19,5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349" calcext:value-type="percentage">
            <text:p>33,49%</text:p>
          </table:table-cell>
          <table:table-cell/>
          <table:table-cell office:value-type="string" calcext:value-type="string">
            <text:p>Ring_10</text:p>
          </table:table-cell>
          <table:table-cell office:value-type="percentage" office:value="0.2031" calcext:value-type="percentage">
            <text:p>20,31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04:.B113])" office:value-type="percentage" office:value="0.38292" calcext:value-type="percentage">
            <text:p>38,29%</text:p>
          </table:table-cell>
          <table:table-cell table:style-name="ce1" table:formula="of:=AVERAGE([.C104:.C113])" office:value-type="percentage" office:value="0.31791" calcext:value-type="percentage">
            <text:p>31,79%</text:p>
          </table:table-cell>
          <table:table-cell table:style-name="ce1" table:formula="of:=AVERAGE([.D104:.D113])" office:value-type="percentage" office:value="0.26075" calcext:value-type="percentage">
            <text:p>26,08%</text:p>
          </table:table-cell>
          <table:table-cell table:style-name="ce1" table:number-columns-repeated="2"/>
          <table:table-cell table:style-name="ce1" table:formula="of:=AVERAGE([.G104:.G113])" office:value-type="percentage" office:value="0.21653" calcext:value-type="percentage">
            <text:p>21,65%</text:p>
          </table:table-cell>
          <table:table-cell table:style-name="ce1" table:formula="of:=AVERAGE([.H104:.H113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3558" calcext:value-type="percentage">
            <text:p>35,58%</text:p>
          </table:table-cell>
          <table:table-cell office:value-type="percentage" office:value="0.2681" calcext:value-type="percentage">
            <text:p>26,81%</text:p>
          </table:table-cell>
          <table:table-cell office:value-type="percentage" office:value="0.2783" calcext:value-type="percentage">
            <text:p>27,83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984" calcext:value-type="percentage">
            <text:p>59,84%</text:p>
          </table:table-cell>
          <table:table-cell office:value-type="percentage" office:value="0.4856" calcext:value-type="percentage">
            <text:p>48,56%</text:p>
          </table:table-cell>
          <table:table-cell office:value-type="percentage" office:value="0.3636" calcext:value-type="percentage">
            <text:p>36,3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2826" calcext:value-type="percentage">
            <text:p>28,26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098" calcext:value-type="percentage">
            <text:p>60,98%</text:p>
          </table:table-cell>
          <table:table-cell office:value-type="percentage" office:value="0.5354" calcext:value-type="percentage">
            <text:p>53,54%</text:p>
          </table:table-cell>
          <table:table-cell office:value-type="percentage" office:value="0.3841" calcext:value-type="percentage">
            <text:p>38,4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79" calcext:value-type="percentage">
            <text:p>37,90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874" calcext:value-type="percentage">
            <text:p>58,74%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5061" calcext:value-type="percentage">
            <text:p>50,6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116" calcext:value-type="percentage">
            <text:p>31,16%</text:p>
          </table:table-cell>
          <table:table-cell office:value-type="percentage" office:value="0.3884" calcext:value-type="percentage">
            <text:p>38,84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472" calcext:value-type="percentage">
            <text:p>54,72%</text:p>
          </table:table-cell>
          <table:table-cell office:value-type="percentage" office:value="0.4919" calcext:value-type="percentage">
            <text:p>49,19%</text:p>
          </table:table-cell>
          <table:table-cell office:value-type="percentage" office:value="0.3932" calcext:value-type="percentage">
            <text:p>39,3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1993" calcext:value-type="percentage">
            <text:p>19,93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1739" calcext:value-type="percentage">
            <text:p>17,39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957" calcext:value-type="percentage">
            <text:p>59,57%</text:p>
          </table:table-cell>
          <table:table-cell office:value-type="percentage" office:value="0.5141" calcext:value-type="percentage">
            <text:p>51,41%</text:p>
          </table:table-cell>
          <table:table-cell office:value-type="percentage" office:value="0.5675" calcext:value-type="percentage">
            <text:p>56,7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768" calcext:value-type="percentage">
            <text:p>27,68%</text:p>
          </table:table-cell>
          <table:table-cell office:value-type="percentage" office:value="0.2384" calcext:value-type="percentage">
            <text:p>23,84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975" calcext:value-type="percentage">
            <text:p>59,75%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4877" calcext:value-type="percentage">
            <text:p>48,7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3696" calcext:value-type="percentage">
            <text:p>36,96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4817" calcext:value-type="percentage">
            <text:p>48,1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638" calcext:value-type="percentage">
            <text:p>26,38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377" calcext:value-type="percentage">
            <text:p>63,77%</text:p>
          </table:table-cell>
          <table:table-cell office:value-type="percentage" office:value="0.5313" calcext:value-type="percentage">
            <text:p>53,13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804" calcext:value-type="percentage">
            <text:p>28,04%</text:p>
          </table:table-cell>
          <table:table-cell office:value-type="percentage" office:value="0.2174" calcext:value-type="percentage">
            <text:p>21,74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274" calcext:value-type="percentage">
            <text:p>62,74%</text:p>
          </table:table-cell>
          <table:table-cell office:value-type="percentage" office:value="0.5224" calcext:value-type="percentage">
            <text:p>52,24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304" calcext:value-type="percentage">
            <text:p>23,04%</text:p>
          </table:table-cell>
          <table:table-cell office:value-type="percentage" office:value="0.3239" calcext:value-type="percentage">
            <text:p>32,39%</text:p>
          </table:table-cell>
          <table:table-cell office:value-type="percentage" office:value="0.2022" calcext:value-type="percentage">
            <text:p>20,22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962" calcext:value-type="percentage">
            <text:p>59,62%</text:p>
          </table:table-cell>
          <table:table-cell office:value-type="percentage" office:value="0.5017" calcext:value-type="percentage">
            <text:p>50,17%</text:p>
          </table:table-cell>
          <table:table-cell office:value-type="percentage" office:value="0.4678" calcext:value-type="percentage">
            <text:p>46,78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17:.B126])" office:value-type="percentage" office:value="0.32189" calcext:value-type="percentage">
            <text:p>32,19%</text:p>
          </table:table-cell>
          <table:table-cell table:style-name="ce1" table:formula="of:=AVERAGE([.C117:.C126])" office:value-type="percentage" office:value="0.28463" calcext:value-type="percentage">
            <text:p>28,46%</text:p>
          </table:table-cell>
          <table:table-cell table:style-name="ce1" table:formula="of:=AVERAGE([.D117:.D126])" office:value-type="percentage" office:value="0.27936" calcext:value-type="percentage">
            <text:p>27,94%</text:p>
          </table:table-cell>
          <table:table-cell table:style-name="ce1" table:number-columns-repeated="2"/>
          <table:table-cell table:style-name="ce1" table:formula="of:=AVERAGE([.G117:.G126])" office:value-type="percentage" office:value="0.59679" calcext:value-type="percentage">
            <text:p>59,68%</text:p>
          </table:table-cell>
          <table:table-cell table:style-name="ce1" table:formula="of:=AVERAGE([.H117:.H126])" office:value-type="percentage" office:value="0.50924" calcext:value-type="percentage">
            <text:p>50,92%</text:p>
          </table:table-cell>
          <table:table-cell table:style-name="ce1" table:formula="of:=AVERAGE([.I117:.I126])" office:value-type="percentage" office:value="0.4564625" calcext:value-type="percentage">
            <text:p>45,65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83" calcext:value-type="percentage">
            <text:p>20,83%</text:p>
          </table:table-cell>
          <table:table-cell office:value-type="percentage" office:value="0.1267" calcext:value-type="percentage">
            <text:p>12,67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065" calcext:value-type="percentage">
            <text:p>50,65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1748" calcext:value-type="percentage">
            <text:p>17,4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3417" calcext:value-type="percentage">
            <text:p>34,17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638" calcext:value-type="percentage">
            <text:p>46,38%</text:p>
          </table:table-cell>
          <table:table-cell office:value-type="percentage" office:value="0.223" calcext:value-type="percentage">
            <text:p>22,30%</text:p>
          </table:table-cell>
          <table:table-cell office:value-type="percentage" office:value="0.1765" calcext:value-type="percentage">
            <text:p>17,6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33" calcext:value-type="percentage">
            <text:p>28,33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73" calcext:value-type="percentage">
            <text:p>17,3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317" calcext:value-type="percentage">
            <text:p>23,17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417" calcext:value-type="percentage">
            <text:p>24,17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2075" calcext:value-type="percentage">
            <text:p>20,75%</text:p>
          </table:table-cell>
          <table:table-cell office:value-type="percentage" office:value="0.1795" calcext:value-type="percentage">
            <text:p>17,9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583" calcext:value-type="percentage">
            <text:p>15,83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2403" calcext:value-type="percentage">
            <text:p>24,03%</text:p>
          </table:table-cell>
          <table:table-cell office:value-type="percentage" office:value="0.2605" calcext:value-type="percentage">
            <text:p>26,0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72" calcext:value-type="percentage">
            <text:p>17,2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483" calcext:value-type="percentage">
            <text:p>14,83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2158" calcext:value-type="percentage">
            <text:p>21,58%</text:p>
          </table:table-cell>
          <table:table-cell office:value-type="percentage" office:value="0.189" calcext:value-type="percentage">
            <text:p>18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088" calcext:value-type="percentage">
            <text:p>40,88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2508" calcext:value-type="percentage">
            <text:p>25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483" calcext:value-type="percentage">
            <text:p>24,83%</text:p>
          </table:table-cell>
          <table:table-cell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2228" calcext:value-type="percentage">
            <text:p>22,28%</text:p>
          </table:table-cell>
          <table:table-cell office:value-type="percentage" office:value="0.1887" calcext:value-type="percentage">
            <text:p>18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1783" calcext:value-type="percentage">
            <text:p>17,8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30:.B139])" office:value-type="percentage" office:value="0.27849" calcext:value-type="percentage">
            <text:p>27,85%</text:p>
          </table:table-cell>
          <table:table-cell table:style-name="ce1" table:formula="of:=AVERAGE([.C130:.C139])" office:value-type="percentage" office:value="0.22682" calcext:value-type="percentage">
            <text:p>22,68%</text:p>
          </table:table-cell>
          <table:table-cell table:style-name="ce1" table:formula="of:=AVERAGE([.D130:.D139])" office:value-type="percentage" office:value="0.2055" calcext:value-type="percentage">
            <text:p>20,55%</text:p>
          </table:table-cell>
          <table:table-cell table:style-name="ce1" table:number-columns-repeated="2"/>
          <table:table-cell table:style-name="ce1" table:formula="of:=AVERAGE([.G130:.G139])" office:value-type="percentage" office:value="0.44874" calcext:value-type="percentage">
            <text:p>44,87%</text:p>
          </table:table-cell>
          <table:table-cell table:style-name="ce1" table:formula="of:=AVERAGE([.H130:.H139])" office:value-type="percentage" office:value="0.21366" calcext:value-type="percentage">
            <text:p>21,37%</text:p>
          </table:table-cell>
          <table:table-cell table:style-name="ce1" table:formula="of:=AVERAGE([.I130:.I139])" office:value-type="percentage" office:value="0.19431" calcext:value-type="percentage">
            <text:p>19,4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4556" calcext:value-type="percentage">
            <text:p>45,56%</text:p>
          </table:table-cell>
          <table:table-cell/>
          <table:table-cell office:value-type="string" calcext:value-type="string">
            <text:p>Thyroid_1</text:p>
          </table:table-cell>
          <table:table-cell office:value-type="percentage" office:value="0.1065" calcext:value-type="percentage">
            <text:p>10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3356" calcext:value-type="percentage">
            <text:p>33,56%</text:p>
          </table:table-cell>
          <table:table-cell/>
          <table:table-cell office:value-type="string" calcext:value-type="string">
            <text:p>Thyroid_2</text:p>
          </table:table-cell>
          <table:table-cell office:value-type="percentage" office:value="0.0917" calcext:value-type="percentage">
            <text:p>9,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44" calcext:value-type="percentage">
            <text:p>66,44%</text:p>
          </table:table-cell>
          <table:table-cell office:value-type="percentage" office:value="0.5711" calcext:value-type="percentage">
            <text:p>57,11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Thyroid_3</text:p>
          </table:table-cell>
          <table:table-cell office:value-type="percentage" office:value="0.1156" calcext:value-type="percentage">
            <text:p>11,5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4" calcext:value-type="percentage">
            <text:p>54,00%</text:p>
          </table:table-cell>
          <table:table-cell/>
          <table:table-cell office:value-type="string" calcext:value-type="string">
            <text:p>Thyroid_4</text:p>
          </table:table-cell>
          <table:table-cell office:value-type="percentage" office:value="0.0929" calcext:value-type="percentage">
            <text:p>9,2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6622" calcext:value-type="percentage">
            <text:p>66,22%</text:p>
          </table:table-cell>
          <table:table-cell/>
          <table:table-cell office:value-type="string" calcext:value-type="string">
            <text:p>Thyroid_5</text:p>
          </table:table-cell>
          <table:table-cell office:value-type="percentage" office:value="0.1013" calcext:value-type="percentage">
            <text:p>10,1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289" calcext:value-type="percentage">
            <text:p>72,89%</text:p>
          </table:table-cell>
          <table:table-cell/>
          <table:table-cell office:value-type="string" calcext:value-type="string">
            <text:p>Thyroid_6</text:p>
          </table:table-cell>
          <table:table-cell office:value-type="percentage" office:value="0.122" calcext:value-type="percentage">
            <text:p>12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556" calcext:value-type="percentage">
            <text:p>65,56%</text:p>
          </table:table-cell>
          <table:table-cell office:value-type="percentage" office:value="0.5467" calcext:value-type="percentage">
            <text:p>54,67%</text:p>
          </table:table-cell>
          <table:table-cell/>
          <table:table-cell office:value-type="string" calcext:value-type="string">
            <text:p>Thyroid_7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244" calcext:value-type="percentage">
            <text:p>42,44%</text:p>
          </table:table-cell>
          <table:table-cell office:value-type="percentage" office:value="0.5911" calcext:value-type="percentage">
            <text:p>59,11%</text:p>
          </table:table-cell>
          <table:table-cell/>
          <table:table-cell office:value-type="string" calcext:value-type="string">
            <text:p>Thyroid_8</text:p>
          </table:table-cell>
          <table:table-cell office:value-type="percentage" office:value="0.1054" calcext:value-type="percentage">
            <text:p>10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7133" calcext:value-type="percentage">
            <text:p>71,33%</text:p>
          </table:table-cell>
          <table:table-cell office:value-type="percentage" office:value="0.5689" calcext:value-type="percentage">
            <text:p>56,89%</text:p>
          </table:table-cell>
          <table:table-cell office:value-type="percentage" office:value="0.6111" calcext:value-type="percentage">
            <text:p>61,11%</text:p>
          </table:table-cell>
          <table:table-cell/>
          <table:table-cell office:value-type="string" calcext:value-type="string">
            <text:p>Thyroid_9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178" calcext:value-type="percentage">
            <text:p>11,78%</text:p>
          </table:table-cell>
          <table:table-cell/>
          <table:table-cell office:value-type="string" calcext:value-type="string">
            <text:p>Thyroid_10</text:p>
          </table:table-cell>
          <table:table-cell office:value-type="percentage" office:value="0.1028" calcext:value-type="percentage">
            <text:p>10,2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43:.B152])" office:value-type="percentage" office:value="0.60066" calcext:value-type="percentage">
            <text:p>60,07%</text:p>
          </table:table-cell>
          <table:table-cell table:style-name="ce1" table:formula="of:=AVERAGE([.C143:.C152])" office:value-type="percentage" office:value="0.54" calcext:value-type="percentage">
            <text:p>54,00%</text:p>
          </table:table-cell>
          <table:table-cell table:style-name="ce1" table:formula="of:=AVERAGE([.D143:.D152])" office:value-type="percentage" office:value="0.51223" calcext:value-type="percentage">
            <text:p>51,22%</text:p>
          </table:table-cell>
          <table:table-cell table:style-name="ce1" table:number-columns-repeated="2"/>
          <table:table-cell table:style-name="ce1" table:formula="of:=AVERAGE([.G143:.G152])" office:value-type="percentage" office:value="0.10522" calcext:value-type="percentage">
            <text:p>10,52%</text:p>
          </table:table-cell>
          <table:table-cell table:style-name="ce1" table:formula="of:=AVERAGE([.H143:.H152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69" calcext:value-type="percentage">
            <text:p>8,69%</text:p>
          </table:table-cell>
          <table:table-cell office:value-type="percentage" office:value="0.0518" calcext:value-type="percentage">
            <text:p>5,18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196" calcext:value-type="percentage">
            <text:p>11,9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0393" calcext:value-type="percentage">
            <text:p>3,93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1119" calcext:value-type="percentage">
            <text:p>11,19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2176" calcext:value-type="percentage">
            <text:p>21,76%</text:p>
          </table:table-cell>
          <table:table-cell office:value-type="percentage" office:value="0.1157" calcext:value-type="percentage">
            <text:p>11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506" calcext:value-type="percentage">
            <text:p>5,06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1745" calcext:value-type="percentage">
            <text:p>17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363" calcext:value-type="percentage">
            <text:p>3,63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1157" calcext:value-type="percentage">
            <text:p>11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708" calcext:value-type="percentage">
            <text:p>7,08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0176" calcext:value-type="percentage">
            <text:p>1,76%</text:p>
          </table:table-cell>
          <table:table-cell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869" calcext:value-type="percentage">
            <text:p>8,69%</text:p>
          </table:table-cell>
          <table:table-cell office:value-type="percentage" office:value="0.0732" calcext:value-type="percentage">
            <text:p>7,32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083" calcext:value-type="percentage">
            <text:p>10,83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61" calcext:value-type="percentage">
            <text:p>6,61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1176" calcext:value-type="percentage">
            <text:p>11,7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23" calcext:value-type="percentage">
            <text:p>4,23%</text:p>
          </table:table-cell>
          <table:table-cell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6:.B165])" office:value-type="percentage" office:value="0.07268" calcext:value-type="percentage">
            <text:p>7,27%</text:p>
          </table:table-cell>
          <table:table-cell table:style-name="ce1" table:formula="of:=AVERAGE([.C156:.C165])" office:value-type="percentage" office:value="0.06221" calcext:value-type="percentage">
            <text:p>6,22%</text:p>
          </table:table-cell>
          <table:table-cell table:style-name="ce1" table:formula="of:=AVERAGE([.D156:.D165])" office:value-type="percentage" office:value="0.05333" calcext:value-type="percentage">
            <text:p>5,33%</text:p>
          </table:table-cell>
          <table:table-cell table:style-name="ce1" table:number-columns-repeated="2"/>
          <table:table-cell table:style-name="ce1" table:formula="of:=AVERAGE([.G156:.G165])" office:value-type="percentage" office:value="0.31411" calcext:value-type="percentage">
            <text:p>31,41%</text:p>
          </table:table-cell>
          <table:table-cell table:style-name="ce1" table:formula="of:=AVERAGE([.H156:.H165])" office:value-type="percentage" office:value="0.13274" calcext:value-type="percentage">
            <text:p>13,27%</text:p>
          </table:table-cell>
          <table:table-cell table:style-name="ce1" table:formula="of:=AVERAGE([.I156:.I165])" office:value-type="percentage" office:value="0.09195" calcext:value-type="percentage">
            <text:p>9,2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544" calcext:value-type="percentage">
            <text:p>5,44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393" calcext:value-type="percentage">
            <text:p>3,9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46" calcext:value-type="percentage">
            <text:p>4,6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689" calcext:value-type="percentage">
            <text:p>6,89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273" calcext:value-type="percentage">
            <text:p>2,7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489" calcext:value-type="percentage">
            <text:p>4,89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34" calcext:value-type="percentage">
            <text:p>3,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22" calcext:value-type="percentage">
            <text:p>1,22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28" calcext:value-type="percentage">
            <text:p>2,8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11" calcext:value-type="percentage">
            <text:p>1,11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633" calcext:value-type="percentage">
            <text:p>6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0433" calcext:value-type="percentage">
            <text:p>4,33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4" calcext:value-type="percentage">
            <text:p>2,40%</text:p>
          </table:table-cell>
          <table:table-cell office:value-type="percentage" office:value="0.0233" calcext:value-type="percentage">
            <text:p>2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1322" calcext:value-type="percentage">
            <text:p>13,22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" calcext:value-type="percentage">
            <text:p>3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089" calcext:value-type="percentage">
            <text:p>0,89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" calcext:value-type="percentage">
            <text:p>6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93" calcext:value-type="percentage">
            <text:p>7,9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69:.B178])" office:value-type="percentage" office:value="0.13155" calcext:value-type="percentage">
            <text:p>13,16%</text:p>
          </table:table-cell>
          <table:table-cell table:style-name="ce1" table:formula="of:=AVERAGE([.C169:.C178])" office:value-type="percentage" office:value="0.046" calcext:value-type="percentage">
            <text:p>4,60%</text:p>
          </table:table-cell>
          <table:table-cell table:style-name="ce1" table:formula="of:=AVERAGE([.D169:.D178])" office:value-type="percentage" office:value="0.04188" calcext:value-type="percentage">
            <text:p>4,19%</text:p>
          </table:table-cell>
          <table:table-cell table:style-name="ce1" table:number-columns-repeated="2"/>
          <table:table-cell table:style-name="ce1" table:formula="of:=AVERAGE([.G169:.G178])" office:value-type="percentage" office:value="0.09019" calcext:value-type="percentage">
            <text:p>9,02%</text:p>
          </table:table-cell>
          <table:table-cell table:style-name="ce1" table:formula="of:=AVERAGE([.H169:.H178])" office:value-type="percentage" office:value="0.047" calcext:value-type="percentage">
            <text:p>4,70%</text:p>
          </table:table-cell>
          <table:table-cell table:style-name="ce1" table:formula="of:=AVERAGE([.I169:.I178])" office:value-type="percentage" office:value="0.04305" calcext:value-type="percentage">
            <text:p>4,31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73" calcext:value-type="percentage">
            <text:p>3,73%</text:p>
          </table:table-cell>
          <table:table-cell/>
          <table:table-cell office:value-type="string" calcext:value-type="string">
            <text:p>Z_O_N_F_S_1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147" calcext:value-type="percentage">
            <text:p>41,47%</text:p>
          </table:table-cell>
          <table:table-cell office:value-type="percentage" office:value="0.4293" calcext:value-type="percentage">
            <text:p>42,9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32" calcext:value-type="percentage">
            <text:p>3,20%</text:p>
          </table:table-cell>
          <table:table-cell/>
          <table:table-cell office:value-type="string" calcext:value-type="string">
            <text:p>Z_O_N_F_S_2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474" calcext:value-type="percentage">
            <text:p>47,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.0187" calcext:value-type="percentage">
            <text:p>1,87%</text:p>
          </table:table-cell>
          <table:table-cell/>
          <table:table-cell office:value-type="string" calcext:value-type="string">
            <text:p>Z_O_N_F_S_3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4987" calcext:value-type="percentage">
            <text:p>49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93" calcext:value-type="percentage">
            <text:p>1,93%</text:p>
          </table:table-cell>
          <table:table-cell/>
          <table:table-cell office:value-type="string" calcext:value-type="string">
            <text:p>Z_O_N_F_S_4</text:p>
          </table:table-cell>
          <table:table-cell office:value-type="percentage" office:value="0.4927" calcext:value-type="percentage">
            <text:p>49,27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9" calcext:value-type="percentage">
            <text:p>49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_O_N_F_S_5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286" calcext:value-type="percentage">
            <text:p>28,6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27" calcext:value-type="percentage">
            <text:p>3,27%</text:p>
          </table:table-cell>
          <table:table-cell/>
          <table:table-cell office:value-type="string" calcext:value-type="string">
            <text:p>Z_O_N_F_S_6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4407" calcext:value-type="percentage">
            <text:p>44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7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378" calcext:value-type="percentage">
            <text:p>37,8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27" calcext:value-type="percentage">
            <text:p>2,27%</text:p>
          </table:table-cell>
          <table:table-cell/>
          <table:table-cell office:value-type="string" calcext:value-type="string">
            <text:p>Z_O_N_F_S_8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4233" calcext:value-type="percentage">
            <text:p>42,33%</text:p>
          </table:table-cell>
          <table:table-cell office:value-type="percentage" office:value="0.458" calcext:value-type="percentage">
            <text:p>45,8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_O_N_F_S_9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6187" calcext:value-type="percentage">
            <text:p>61,87%</text:p>
          </table:table-cell>
          <table:table-cell office:value-type="percentage" office:value="0.6293" calcext:value-type="percentage">
            <text:p>62,9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2" office:value-type="percentage" office:value="0.5013" calcext:value-type="percentage">
            <text:p>50,13%</text:p>
          </table:table-cell>
          <table:table-cell office:value-type="percentage" office:value="0.5053" calcext:value-type="percentage">
            <text:p>50,5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82:.B191])" office:value-type="percentage" office:value="0.04028" calcext:value-type="percentage">
            <text:p>4,03%</text:p>
          </table:table-cell>
          <table:table-cell table:style-name="ce1" table:formula="of:=AVERAGE([.C182:.C191])" office:value-type="percentage" office:value="0.0194" calcext:value-type="percentage">
            <text:p>1,94%</text:p>
          </table:table-cell>
          <table:table-cell table:style-name="ce1" table:formula="of:=AVERAGE([.D182:.D191])" office:value-type="percentage" office:value="0.02227" calcext:value-type="percentage">
            <text:p>2,23%</text:p>
          </table:table-cell>
          <table:table-cell table:style-name="ce1" table:number-columns-repeated="2"/>
          <table:table-cell table:style-name="ce1" table:formula="of:=AVERAGE([.G182:.G191])" office:value-type="percentage" office:value="0.48708" calcext:value-type="percentage">
            <text:p>48,71%</text:p>
          </table:table-cell>
          <table:table-cell table:style-name="ce1" table:formula="of:=AVERAGE([.H182:.H191])" office:value-type="percentage" office:value="0.4606" calcext:value-type="percentage">
            <text:p>46,06%</text:p>
          </table:table-cell>
          <table:table-cell table:style-name="ce1" table:formula="of:=AVERAGE([.I182:.I191])" office:value-type="percentage" office:value="0.45893" calcext:value-type="percentage">
            <text:p>45,8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0933" calcext:value-type="percentage">
            <text:p>9,33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528" calcext:value-type="percentage">
            <text:p>35,28%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4167" calcext:value-type="percentage">
            <text:p>4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2033" calcext:value-type="percentage">
            <text:p>20,33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991" calcext:value-type="percentage">
            <text:p>39,91%</text:p>
          </table:table-cell>
          <table:table-cell office:value-type="percentage" office:value="0.4167" calcext:value-type="percentage">
            <text:p>4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967" calcext:value-type="percentage">
            <text:p>9,67%</text:p>
          </table:table-cell>
          <table:table-cell office:value-type="string" calcext:value-type="string">
            <text:p>x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056" calcext:value-type="percentage">
            <text:p>40,56%</text:p>
          </table:table-cell>
          <table:table-cell office:value-type="percentage" office:value="0.4417" calcext:value-type="percentage">
            <text:p>44,1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67" calcext:value-type="percentage">
            <text:p>12,67%</text:p>
          </table:table-cell>
          <table:table-cell/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2806" calcext:value-type="percentage">
            <text:p>28,06%</text:p>
          </table:table-cell>
          <table:table-cell office:value-type="percentage" office:value="0.3056" calcext:value-type="percentage">
            <text:p>30,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067" calcext:value-type="percentage">
            <text:p>10,67%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046" calcext:value-type="percentage">
            <text:p>40,46%</text:p>
          </table:table-cell>
          <table:table-cell office:value-type="percentage" office:value="0.5278" calcext:value-type="percentage">
            <text:p>52,7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533" calcext:value-type="percentage">
            <text:p>25,33%</text:p>
          </table:table-cell>
          <table:table-cell/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3639" calcext:value-type="percentage">
            <text:p>36,39%</text:p>
          </table:table-cell>
          <table:table-cell office:value-type="percentage" office:value="0.363" calcext:value-type="percentage">
            <text:p>36,3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269" calcext:value-type="percentage">
            <text:p>22,69%</text:p>
          </table:table-cell>
          <table:table-cell office:value-type="percentage" office:value="0.2019" calcext:value-type="percentage">
            <text:p>20,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" calcext:value-type="percentage">
            <text:p>19,00%</text:p>
          </table:table-cell>
          <table:table-cell/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546" calcext:value-type="percentage">
            <text:p>35,46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4685" calcext:value-type="percentage">
            <text:p>46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713" calcext:value-type="percentage">
            <text:p>27,13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percentage" office:value="0.0167" calcext:value-type="percentage">
            <text:p>1,67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4315" calcext:value-type="percentage">
            <text:p>43,15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3306" calcext:value-type="percentage">
            <text:p>33,0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95:.B204])" office:value-type="percentage" office:value="0.21934" calcext:value-type="percentage">
            <text:p>21,93%</text:p>
          </table:table-cell>
          <table:table-cell table:style-name="ce1" table:formula="of:=AVERAGE([.C195:.C204])" office:value-type="percentage" office:value="0.75" calcext:value-type="percentage">
            <text:p>75,00%</text:p>
          </table:table-cell>
          <table:table-cell table:style-name="ce1" table:formula="of:=AVERAGE([.D195:.D204])" office:value-type="percentage" office:value="0.10133" calcext:value-type="percentage">
            <text:p>10,13%</text:p>
          </table:table-cell>
          <table:table-cell table:style-name="ce1" table:number-columns-repeated="2"/>
          <table:table-cell table:style-name="ce1" table:formula="of:=AVERAGE([.G195:.G204])" office:value-type="percentage" office:value="0.37222" calcext:value-type="percentage">
            <text:p>37,22%</text:p>
          </table:table-cell>
          <table:table-cell table:style-name="ce1" table:formula="of:=AVERAGE([.H195:.H204])" office:value-type="percentage" office:value="0.34492" calcext:value-type="percentage">
            <text:p>34,49%</text:p>
          </table:table-cell>
          <table:table-cell table:style-name="ce1" table:formula="of:=AVERAGE([.I195:.I204])" office:value-type="percentage" office:value="0.37382" calcext:value-type="percentage">
            <text:p>37,3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2559.48" calcext:value-type="float">
            <text:p>2559,48</text:p>
          </table:table-cell>
          <table:table-cell table:style-name="ce3" office:value-type="float" office:value="1959.97" calcext:value-type="float">
            <text:p>1959,97</text:p>
          </table:table-cell>
          <table:table-cell table:style-name="ce3" office:value-type="float" office:value="2080.783" calcext:value-type="float">
            <text:p>2080,783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1.566" calcext:value-type="float">
            <text:p>1,566</text:p>
          </table:table-cell>
          <table:table-cell table:style-name="ce3" office:value-type="float" office:value="0.702" calcext:value-type="float">
            <text:p>0,702</text:p>
          </table:table-cell>
          <table:table-cell table:style-name="ce3" office:value-type="float" office:value="0.619" calcext:value-type="float">
            <text:p>0,61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3422.61" calcext:value-type="float">
            <text:p>3422,61</text:p>
          </table:table-cell>
          <table:table-cell table:style-name="ce3" office:value-type="float" office:value="2381.099" calcext:value-type="float">
            <text:p>2381,099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3.195" calcext:value-type="float">
            <text:p>3,195</text:p>
          </table:table-cell>
          <table:table-cell table:style-name="ce3" office:value-type="float" office:value="154.417" calcext:value-type="float">
            <text:p>154,417</text:p>
          </table:table-cell>
          <table:table-cell table:style-name="ce3" office:value-type="float" office:value="0.585" calcext:value-type="float">
            <text:p>0,58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3254.55" calcext:value-type="float">
            <text:p>3254,55</text:p>
          </table:table-cell>
          <table:table-cell table:style-name="ce3" office:value-type="float" office:value="8094.271" calcext:value-type="float">
            <text:p>8094,271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4.359" calcext:value-type="float">
            <text:p>4,359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59" calcext:value-type="float">
            <text:p>0,5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2719.51" calcext:value-type="float">
            <text:p>2719,51</text:p>
          </table:table-cell>
          <table:table-cell table:style-name="ce3" office:value-type="float" office:value="1967.381" calcext:value-type="float">
            <text:p>1967,381</text:p>
          </table:table-cell>
          <table:table-cell table:style-name="ce3"/>
          <table:table-cell table:style-name="Default"/>
          <table:table-cell office:value-type="string" calcext:value-type="string">
            <text:p>Airfoil_4</text:p>
          </table:table-cell>
          <table:table-cell table:number-columns-repeated="2" table:style-name="ce3" office:value-type="float" office:value="365.05" calcext:value-type="float">
            <text:p>365,05</text:p>
          </table:table-cell>
          <table:table-cell table:style-name="ce3" office:value-type="float" office:value="0.51" calcext:value-type="float">
            <text:p>0,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3269.28" calcext:value-type="float">
            <text:p>3269,28</text:p>
          </table:table-cell>
          <table:table-cell table:style-name="ce3" office:value-type="float" office:value="2542.955" calcext:value-type="float">
            <text:p>2542,955</text:p>
          </table:table-cell>
          <table:table-cell table:style-name="ce3"/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0.513" calcext:value-type="float">
            <text:p>0,513</text:p>
          </table:table-cell>
          <table:table-cell table:style-name="ce3" office:value-type="float" office:value="0.489" calcext:value-type="float">
            <text:p>0,48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3401.94" calcext:value-type="float">
            <text:p>3401,94</text:p>
          </table:table-cell>
          <table:table-cell table:style-name="ce3" office:value-type="float" office:value="2480.298" calcext:value-type="float">
            <text:p>2480,298</text:p>
          </table:table-cell>
          <table:table-cell table:style-name="ce3"/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497" calcext:value-type="float">
            <text:p>0,497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7</text:p>
          </table:table-cell>
          <table:table-cell table:style-name="ce3" office:value-type="float" office:value="2729.2" calcext:value-type="float">
            <text:p>2729,2</text:p>
          </table:table-cell>
          <table:table-cell table:style-name="ce3" office:value-type="float" office:value="2148.68" calcext:value-type="float">
            <text:p>2148,68</text:p>
          </table:table-cell>
          <table:table-cell table:style-name="ce3"/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365.05" calcext:value-type="float">
            <text:p>365,05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office:value-type="float" office:value="3552.46" calcext:value-type="float">
            <text:p>3552,46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/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9.29" calcext:value-type="float">
            <text:p>9,2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.578" calcext:value-type="float">
            <text:p>0,57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2957.32" calcext:value-type="float">
            <text:p>2957,32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/>
          <table:table-cell table:style-name="Default"/>
          <table:table-cell office:value-type="string" calcext:value-type="string">
            <text:p>Airfoil_9</text:p>
          </table:table-cell>
          <table:table-cell table:number-columns-repeated="2" table:style-name="ce3" office:value-type="float" office:value="1.02" calcext:value-type="float">
            <text:p>1,02</text:p>
          </table:table-cell>
          <table:table-cell table:style-name="ce3" office:value-type="float" office:value="0.754" calcext:value-type="float">
            <text:p>0,75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873.75" calcext:value-type="float">
            <text:p>2873,75</text:p>
          </table:table-cell>
          <table:table-cell table:style-name="ce3" office:value-type="float" office:value="2325.062" calcext:value-type="float">
            <text:p>2325,062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10</text:p>
          </table:table-cell>
          <table:table-cell table:number-columns-repeated="2" table:style-name="ce3" office:value-type="float" office:value="8.87" calcext:value-type="float">
            <text:p>8,87</text:p>
          </table:table-cell>
          <table:table-cell table:style-name="ce3" office:value-type="float" office:value="0.633" calcext:value-type="float">
            <text:p>0,63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float" office:value="3074.01" calcext:value-type="float">
            <text:p>3074,01</text:p>
          </table:table-cell>
          <table:table-cell table:style-name="ce4" table:formula="of:=AVERAGE([.C208:.C217])" office:value-type="float" office:value="2906.598" calcext:value-type="float">
            <text:p>2906,598</text:p>
          </table:table-cell>
          <table:table-cell table:style-name="ce4" table:formula="of:=AVERAGE([.D208:.D217])" office:value-type="float" office:value="2080.783" calcext:value-type="float">
            <text:p>2080,783</text:p>
          </table:table-cell>
          <table:table-cell table:style-name="Default"/>
          <table:table-cell table:style-name="ce1"/>
          <table:table-cell table:style-name="ce4" table:formula="of:=AVERAGE([.G208:.G217])" office:value-type="float" office:value="39.882" calcext:value-type="float">
            <text:p>39,882</text:p>
          </table:table-cell>
          <table:table-cell table:style-name="ce4" table:formula="of:=AVERAGE([.H208:.H217])" office:value-type="float" office:value="116.1711" calcext:value-type="float">
            <text:p>116,1711</text:p>
          </table:table-cell>
          <table:table-cell table:style-name="ce4" table:formula="of:=AVERAGE([.I208:.I217])" office:value-type="float" office:value="0.59475" calcext:value-type="float">
            <text:p>0,5947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522.96" calcext:value-type="float">
            <text:p>2522,96</text:p>
          </table:table-cell>
          <table:table-cell table:style-name="ce3" office:value-type="float" office:value="2643.394" calcext:value-type="float">
            <text:p>2643,394</text:p>
          </table:table-cell>
          <table:table-cell table:style-name="ce3" office:value-type="float" office:value="2822.18" calcext:value-type="float">
            <text:p>2822,18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166" calcext:value-type="float">
            <text:p>0,166</text:p>
          </table:table-cell>
          <table:table-cell table:style-name="ce3" office:value-type="float" office:value="0.186" calcext:value-type="float">
            <text:p>0,18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540.23" calcext:value-type="float">
            <text:p>1540,23</text:p>
          </table:table-cell>
          <table:table-cell table:style-name="ce3" office:value-type="float" office:value="1777.86" calcext:value-type="float">
            <text:p>1777,86</text:p>
          </table:table-cell>
          <table:table-cell table:style-name="ce3" office:value-type="float" office:value="1681.402" calcext:value-type="float">
            <text:p>1681,402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165" calcext:value-type="float">
            <text:p>0,165</text:p>
          </table:table-cell>
          <table:table-cell table:style-name="ce3" office:value-type="float" office:value="0.2" calcext:value-type="float">
            <text:p>0,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642.34" calcext:value-type="float">
            <text:p>2642,34</text:p>
          </table:table-cell>
          <table:table-cell table:style-name="ce3" office:value-type="float" office:value="2717.662" calcext:value-type="float">
            <text:p>2717,662</text:p>
          </table:table-cell>
          <table:table-cell table:style-name="ce3" office:value-type="float" office:value="2873.295" calcext:value-type="float">
            <text:p>2873,295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214" calcext:value-type="float">
            <text:p>0,214</text:p>
          </table:table-cell>
          <table:table-cell table:style-name="ce3" office:value-type="float" office:value="0.492" calcext:value-type="float">
            <text:p>0,49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2757.64" calcext:value-type="float">
            <text:p>2757,64</text:p>
          </table:table-cell>
          <table:table-cell table:style-name="ce3" office:value-type="float" office:value="2838.127" calcext:value-type="float">
            <text:p>2838,127</text:p>
          </table:table-cell>
          <table:table-cell table:style-name="ce3" office:value-type="float" office:value="2864.673" calcext:value-type="float">
            <text:p>2864,673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387" calcext:value-type="float">
            <text:p>0,387</text:p>
          </table:table-cell>
          <table:table-cell table:style-name="ce3" office:value-type="float" office:value="1.312" calcext:value-type="float">
            <text:p>1,31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224.35" calcext:value-type="float">
            <text:p>2224,35</text:p>
          </table:table-cell>
          <table:table-cell table:style-name="ce3" office:value-type="float" office:value="2940.683" calcext:value-type="float">
            <text:p>2940,683</text:p>
          </table:table-cell>
          <table:table-cell table:style-name="ce3" office:value-type="float" office:value="4261.522" calcext:value-type="float">
            <text:p>4261,522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99" calcext:value-type="float">
            <text:p>0,299</text:p>
          </table:table-cell>
          <table:table-cell table:style-name="ce3" office:value-type="float" office:value="0.248" calcext:value-type="float">
            <text:p>0,24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375.16" calcext:value-type="float">
            <text:p>2375,16</text:p>
          </table:table-cell>
          <table:table-cell table:style-name="ce3" office:value-type="float" office:value="2244.083" calcext:value-type="float">
            <text:p>2244,083</text:p>
          </table:table-cell>
          <table:table-cell table:style-name="ce3" office:value-type="float" office:value="1942.387" calcext:value-type="float">
            <text:p>1942,387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53" calcext:value-type="float">
            <text:p>0,153</text:p>
          </table:table-cell>
          <table:table-cell table:style-name="ce3" office:value-type="float" office:value="0.156" calcext:value-type="float">
            <text:p>0,15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1764.25" calcext:value-type="float">
            <text:p>1764,25</text:p>
          </table:table-cell>
          <table:table-cell table:style-name="ce3" office:value-type="float" office:value="1803.192" calcext:value-type="float">
            <text:p>1803,192</text:p>
          </table:table-cell>
          <table:table-cell table:style-name="ce3" office:value-type="float" office:value="1734.66" calcext:value-type="float">
            <text:p>1734,66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124" calcext:value-type="float">
            <text:p>0,124</text:p>
          </table:table-cell>
          <table:table-cell table:style-name="ce3" office:value-type="float" office:value="0.117" calcext:value-type="float">
            <text:p>0,11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249.29" calcext:value-type="float">
            <text:p>3249,29</text:p>
          </table:table-cell>
          <table:table-cell table:style-name="ce3" office:value-type="float" office:value="4160.28" calcext:value-type="float">
            <text:p>4160,28</text:p>
          </table:table-cell>
          <table:table-cell table:style-name="ce3" office:value-type="float" office:value="3378.105" calcext:value-type="float">
            <text:p>3378,105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298" calcext:value-type="float">
            <text:p>0,29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3277.81" calcext:value-type="float">
            <text:p>3277,81</text:p>
          </table:table-cell>
          <table:table-cell table:style-name="ce3" office:value-type="float" office:value="3491.54" calcext:value-type="float">
            <text:p>3491,54</text:p>
          </table:table-cell>
          <table:table-cell table:style-name="ce3" office:value-type="float" office:value="2648.639" calcext:value-type="float">
            <text:p>2648,639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 office:value-type="float" office:value="0.454" calcext:value-type="float">
            <text:p>0,45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680.17" calcext:value-type="float">
            <text:p>3680,17</text:p>
          </table:table-cell>
          <table:table-cell table:style-name="ce3" office:value-type="float" office:value="3624.69" calcext:value-type="float">
            <text:p>3624,69</text:p>
          </table:table-cell>
          <table:table-cell table:style-name="ce3" office:value-type="float" office:value="3960.618" calcext:value-type="float">
            <text:p>3960,618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134" calcext:value-type="float">
            <text:p>0,134</text:p>
          </table:table-cell>
          <table:table-cell table:style-name="ce3" office:value-type="float" office:value="0.154" calcext:value-type="float">
            <text:p>0,15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float" office:value="2603.42" calcext:value-type="float">
            <text:p>2603,42</text:p>
          </table:table-cell>
          <table:table-cell table:style-name="ce4" table:formula="of:=AVERAGE([.C221:.C230])" office:value-type="float" office:value="2824.1511" calcext:value-type="float">
            <text:p>2824,1511</text:p>
          </table:table-cell>
          <table:table-cell table:style-name="ce4" table:formula="of:=AVERAGE([.D221:.D230])" office:value-type="float" office:value="2816.7481" calcext:value-type="float">
            <text:p>2816,7481</text:p>
          </table:table-cell>
          <table:table-cell table:style-name="Default"/>
          <table:table-cell table:style-name="ce1"/>
          <table:table-cell table:style-name="ce4" table:formula="of:=AVERAGE([.G221:.G230])" office:value-type="float" office:value="0.165" calcext:value-type="float">
            <text:p>0,165</text:p>
          </table:table-cell>
          <table:table-cell table:style-name="ce4" table:formula="of:=AVERAGE([.H221:.H230])" office:value-type="float" office:value="0.204" calcext:value-type="float">
            <text:p>0,204</text:p>
          </table:table-cell>
          <table:table-cell table:style-name="ce4" table:formula="of:=AVERAGE([.I221:.I230])" office:value-type="float" office:value="0.3617" calcext:value-type="float">
            <text:p>0,361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0069" calcext:value-type="float">
            <text:p>0,00069</text:p>
          </table:table-cell>
          <table:table-cell table:style-name="ce3" office:value-type="float" office:value="0.0043" calcext:value-type="float">
            <text:p>0,0043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34" calcext:value-type="float">
            <text:p>1,34</text:p>
          </table:table-cell>
          <table:table-cell table:style-name="ce3" office:value-type="float" office:value="0.709" calcext:value-type="float">
            <text:p>0,709</text:p>
          </table:table-cell>
          <table:table-cell table:style-name="ce3" office:value-type="float" office:value="0.858" calcext:value-type="float">
            <text:p>0,85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17" calcext:value-type="float">
            <text:p>0,017</text:p>
          </table:table-cell>
          <table:table-cell table:style-name="ce3" office:value-type="float" office:value="0.0004" calcext:value-type="float">
            <text:p>0,0004</text:p>
          </table:table-cell>
          <table:table-cell table:style-name="ce10" office:value-type="float" office:value="0.00000145" calcext:value-type="float">
            <text:p>1,45E-06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829" calcext:value-type="float">
            <text:p>0,82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53" calcext:value-type="float">
            <text:p>0,053</text:p>
          </table:table-cell>
          <table:table-cell table:style-name="ce3" office:value-type="float" office:value="0.0032" calcext:value-type="float">
            <text:p>0,0032</text:p>
          </table:table-cell>
          <table:table-cell table:style-name="ce3" office:value-type="float" office:value="0.0033" calcext:value-type="float">
            <text:p>0,0033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602" calcext:value-type="float">
            <text:p>0,602</text:p>
          </table:table-cell>
          <table:table-cell table:style-name="ce3" office:value-type="float" office:value="0.758" calcext:value-type="float">
            <text:p>0,75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 office:value-type="float" office:value="0.00062" calcext:value-type="float">
            <text:p>0,00062</text:p>
          </table:table-cell>
          <table:table-cell table:style-name="ce3" office:value-type="float" office:value="0.00043" calcext:value-type="float">
            <text:p>0,00043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1.08" calcext:value-type="float">
            <text:p>1,08</text:p>
          </table:table-cell>
          <table:table-cell table:style-name="ce3" office:value-type="float" office:value="0.582" calcext:value-type="float">
            <text:p>0,582</text:p>
          </table:table-cell>
          <table:table-cell table:style-name="ce3" office:value-type="float" office:value="0.964" calcext:value-type="float">
            <text:p>0,96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039" calcext:value-type="float">
            <text:p>0,00039</text:p>
          </table:table-cell>
          <table:table-cell table:style-name="ce3" office:value-type="float" office:value="0.00023" calcext:value-type="float">
            <text:p>0,00023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41" calcext:value-type="float">
            <text:p>1,41</text:p>
          </table:table-cell>
          <table:table-cell table:style-name="ce3" office:value-type="float" office:value="0.728" calcext:value-type="float">
            <text:p>0,728</text:p>
          </table:table-cell>
          <table:table-cell table:style-name="ce3" office:value-type="float" office:value="0.78" calcext:value-type="float">
            <text:p>0,7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249" calcext:value-type="float">
            <text:p>0,0249</text:p>
          </table:table-cell>
          <table:table-cell table:style-name="ce3" office:value-type="float" office:value="0.00073" calcext:value-type="float">
            <text:p>0,00073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21" calcext:value-type="float">
            <text:p>1,21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office:value-type="float" office:value="0.531" calcext:value-type="float">
            <text:p>0,53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2028" calcext:value-type="float">
            <text:p>0,2028</text:p>
          </table:table-cell>
          <table:table-cell table:style-name="ce3" office:value-type="float" office:value="0.00041" calcext:value-type="float">
            <text:p>0,00041</text:p>
          </table:table-cell>
          <table:table-cell table:style-name="ce3" office:value-type="float" office:value="0.00046" calcext:value-type="float">
            <text:p>0,00046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1.24" calcext:value-type="float">
            <text:p>1,24</text:p>
          </table:table-cell>
          <table:table-cell table:style-name="ce3" office:value-type="float" office:value="0.6969" calcext:value-type="float">
            <text:p>0,6969</text:p>
          </table:table-cell>
          <table:table-cell table:style-name="ce3" office:value-type="float" office:value="0.753" calcext:value-type="float">
            <text:p>0,75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066" calcext:value-type="float">
            <text:p>0,0066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018" calcext:value-type="float">
            <text:p>0,00018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6487" calcext:value-type="float">
            <text:p>0,648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46" calcext:value-type="float">
            <text:p>0,0246</text:p>
          </table:table-cell>
          <table:table-cell table:style-name="ce3" office:value-type="float" office:value="0.00021" calcext:value-type="float">
            <text:p>0,00021</text:p>
          </table:table-cell>
          <table:table-cell table:style-name="ce3" office:value-type="float" office:value="0.00019" calcext:value-type="float">
            <text:p>0,00019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511" calcext:value-type="float">
            <text:p>0,511</text:p>
          </table:table-cell>
          <table:table-cell table:style-name="ce3" office:value-type="float" office:value="0.459" calcext:value-type="float">
            <text:p>0,45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143" calcext:value-type="float">
            <text:p>0,143</text:p>
          </table:table-cell>
          <table:table-cell table:style-name="ce3" office:value-type="float" office:value="0.0006" calcext:value-type="float">
            <text:p>0,0006</text:p>
          </table:table-cell>
          <table:table-cell table:style-name="ce3" office:value-type="float" office:value="0.00024" calcext:value-type="float">
            <text:p>0,00024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1.024" calcext:value-type="float">
            <text:p>1,02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float" office:value="0.05082" calcext:value-type="float">
            <text:p>0,05082</text:p>
          </table:table-cell>
          <table:table-cell table:style-name="ce4" table:formula="of:=AVERAGE([.C234:.C243])" office:value-type="float" office:value="0.000804" calcext:value-type="float">
            <text:p>0,000804</text:p>
          </table:table-cell>
          <table:table-cell table:style-name="ce4" table:formula="of:=AVERAGE([.D234:.D243])" office:value-type="float" office:value="0.001012145" calcext:value-type="float">
            <text:p>0,001012145</text:p>
          </table:table-cell>
          <table:table-cell table:style-name="Default"/>
          <table:table-cell table:style-name="ce1"/>
          <table:table-cell table:style-name="ce4" table:formula="of:=AVERAGE([.G234:.G243])" office:value-type="float" office:value="1.153" calcext:value-type="float">
            <text:p>1,153</text:p>
          </table:table-cell>
          <table:table-cell table:style-name="ce4" table:formula="of:=AVERAGE([.H234:.H243])" office:value-type="float" office:value="0.63539" calcext:value-type="float">
            <text:p>0,63539</text:p>
          </table:table-cell>
          <table:table-cell table:style-name="ce4" table:formula="of:=AVERAGE([.I234:.I243])" office:value-type="float" office:value="0.76047" calcext:value-type="float">
            <text:p>0,7604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16.62" calcext:value-type="float">
            <text:p>16,62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 office:value-type="float" office:value="0.0839" calcext:value-type="float">
            <text:p>0,0839</text:p>
          </table:table-cell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01" calcext:value-type="float">
            <text:p>1,01</text:p>
          </table:table-cell>
          <table:table-cell table:style-name="ce3" office:value-type="float" office:value="1.233" calcext:value-type="float">
            <text:p>1,233</text:p>
          </table:table-cell>
          <table:table-cell table:style-name="ce3" office:value-type="float" office:value="2.322" calcext:value-type="float">
            <text:p>2,32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61" calcext:value-type="float">
            <text:p>0,061</text:p>
          </table:table-cell>
          <table:table-cell table:style-name="ce3" office:value-type="float" office:value="0.0553" calcext:value-type="float">
            <text:p>0,0553</text:p>
          </table:table-cell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100.294" calcext:value-type="float">
            <text:p>100,294</text:p>
          </table:table-cell>
          <table:table-cell table:style-name="ce3" office:value-type="float" office:value="0.611" calcext:value-type="float">
            <text:p>0,6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6.81" calcext:value-type="float">
            <text:p>6,81</text:p>
          </table:table-cell>
          <table:table-cell table:style-name="ce3" office:value-type="float" office:value="0.119" calcext:value-type="float">
            <text:p>0,119</text:p>
          </table:table-cell>
          <table:table-cell table:style-name="ce3" office:value-type="float" office:value="0.123" calcext:value-type="float">
            <text:p>0,123</text:p>
          </table:table-cell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600.621" calcext:value-type="float">
            <text:p>600,621</text:p>
          </table:table-cell>
          <table:table-cell table:style-name="ce3" office:value-type="float" office:value="3.51" calcext:value-type="float">
            <text:p>3,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43.78" calcext:value-type="float">
            <text:p>43,78</text:p>
          </table:table-cell>
          <table:table-cell table:style-name="ce3" office:value-type="float" office:value="0.0944" calcext:value-type="float">
            <text:p>0,0944</text:p>
          </table:table-cell>
          <table:table-cell table:style-name="ce3" office:value-type="float" office:value="0.0904" calcext:value-type="float">
            <text:p>0,0904</text:p>
          </table:table-cell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1.68" calcext:value-type="float">
            <text:p>1,68</text:p>
          </table:table-cell>
          <table:table-cell table:style-name="ce3" office:value-type="float" office:value="3.04" calcext:value-type="float">
            <text:p>3,04</text:p>
          </table:table-cell>
          <table:table-cell table:style-name="ce3" office:value-type="float" office:value="1.593" calcext:value-type="float">
            <text:p>1,59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41.84" calcext:value-type="float">
            <text:p>41,84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 office:value-type="float" office:value="0.128" calcext:value-type="float">
            <text:p>0,128</text:p>
          </table:table-cell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736" calcext:value-type="float">
            <text:p>1,736</text:p>
          </table:table-cell>
          <table:table-cell table:style-name="ce3" office:value-type="float" office:value="2.061" calcext:value-type="float">
            <text:p>2,06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336.75" calcext:value-type="float">
            <text:p>336,75</text:p>
          </table:table-cell>
          <table:table-cell table:style-name="ce3" office:value-type="float" office:value="94.876" calcext:value-type="float">
            <text:p>94,876</text:p>
          </table:table-cell>
          <table:table-cell table:style-name="ce3" office:value-type="float" office:value="0.0608" calcext:value-type="float">
            <text:p>0,0608</text:p>
          </table:table-cell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002" calcext:value-type="float">
            <text:p>1,002</text:p>
          </table:table-cell>
          <table:table-cell table:style-name="ce3" office:value-type="float" office:value="36.455" calcext:value-type="float">
            <text:p>36,455</text:p>
          </table:table-cell>
          <table:table-cell table:style-name="ce3" office:value-type="float" office:value="1.293" calcext:value-type="float">
            <text:p>1,29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85.1" calcext:value-type="float">
            <text:p>85,1</text:p>
          </table:table-cell>
          <table:table-cell table:style-name="ce3" office:value-type="float" office:value="0.035" calcext:value-type="float">
            <text:p>0,035</text:p>
          </table:table-cell>
          <table:table-cell table:style-name="ce3" office:value-type="float" office:value="0.0361" calcext:value-type="float">
            <text:p>0,0361</text:p>
          </table:table-cell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86" calcext:value-type="float">
            <text:p>1,86</text:p>
          </table:table-cell>
          <table:table-cell table:style-name="ce3" office:value-type="float" office:value="2.918" calcext:value-type="float">
            <text:p>2,918</text:p>
          </table:table-cell>
          <table:table-cell table:style-name="ce3" office:value-type="float" office:value="4.893" calcext:value-type="float">
            <text:p>4,89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361.92" calcext:value-type="float">
            <text:p>361,92</text:p>
          </table:table-cell>
          <table:table-cell table:style-name="ce3" office:value-type="float" office:value="0.0716" calcext:value-type="float">
            <text:p>0,0716</text:p>
          </table:table-cell>
          <table:table-cell table:style-name="ce3" office:value-type="float" office:value="0.0683" calcext:value-type="float">
            <text:p>0,0683</text:p>
          </table:table-cell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58" calcext:value-type="float">
            <text:p>4,5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.319" calcext:value-type="float">
            <text:p>5,31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110.19" calcext:value-type="float">
            <text:p>110,1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48" calcext:value-type="float">
            <text:p>0,148</text:p>
          </table:table-cell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6.165" calcext:value-type="float">
            <text:p>6,165</text:p>
          </table:table-cell>
          <table:table-cell table:style-name="ce3" office:value-type="float" office:value="7.01" calcext:value-type="float">
            <text:p>7,0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46.06" calcext:value-type="float">
            <text:p>46,06</text:p>
          </table:table-cell>
          <table:table-cell table:style-name="ce3" office:value-type="float" office:value="4.55" calcext:value-type="float">
            <text:p>4,55</text:p>
          </table:table-cell>
          <table:table-cell table:style-name="ce3" office:value-type="float" office:value="0.072" calcext:value-type="float">
            <text:p>0,072</text:p>
          </table:table-cell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2.28" calcext:value-type="float">
            <text:p>2,28</text:p>
          </table:table-cell>
          <table:table-cell table:style-name="ce3" office:value-type="float" office:value="9.47" calcext:value-type="float">
            <text:p>9,47</text:p>
          </table:table-cell>
          <table:table-cell table:style-name="ce3" office:value-type="float" office:value="2.68" calcext:value-type="float">
            <text:p>2,6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float" office:value="105.807" calcext:value-type="float">
            <text:p>105,807</text:p>
          </table:table-cell>
          <table:table-cell table:style-name="ce4" table:formula="of:=AVERAGE([.C247:.C256])" office:value-type="float" office:value="10.0176" calcext:value-type="float">
            <text:p>10,0176</text:p>
          </table:table-cell>
          <table:table-cell table:style-name="ce4" table:formula="of:=AVERAGE([.D247:.D256])" office:value-type="float" office:value="0.08658" calcext:value-type="float">
            <text:p>0,08658</text:p>
          </table:table-cell>
          <table:table-cell table:style-name="Default"/>
          <table:table-cell table:style-name="ce1"/>
          <table:table-cell table:style-name="ce4" table:formula="of:=AVERAGE([.G247:.G256])" office:value-type="float" office:value="1.9622" calcext:value-type="float">
            <text:p>1,9622</text:p>
          </table:table-cell>
          <table:table-cell table:style-name="ce4" table:formula="of:=AVERAGE([.H247:.H256])" office:value-type="float" office:value="97.6932" calcext:value-type="float">
            <text:p>97,6932</text:p>
          </table:table-cell>
          <table:table-cell table:style-name="ce4" table:formula="of:=AVERAGE([.I247:.I256])" office:value-type="float" office:value="3.1292" calcext:value-type="float">
            <text:p>3,129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964.41" calcext:value-type="float">
            <text:p>2964,41</text:p>
          </table:table-cell>
          <table:table-cell table:style-name="ce3" office:value-type="float" office:value="2221.997" calcext:value-type="float">
            <text:p>2221,997</text:p>
          </table:table-cell>
          <table:table-cell table:style-name="ce3" office:value-type="float" office:value="635.727" calcext:value-type="float">
            <text:p>635,727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43" calcext:value-type="float">
            <text:p>0,243</text:p>
          </table:table-cell>
          <table:table-cell table:style-name="ce3" office:value-type="float" office:value="0.246" calcext:value-type="float">
            <text:p>0,24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634.8" calcext:value-type="float">
            <text:p>2634,8</text:p>
          </table:table-cell>
          <table:table-cell table:style-name="ce3" office:value-type="float" office:value="2381.797" calcext:value-type="float">
            <text:p>2381,797</text:p>
          </table:table-cell>
          <table:table-cell table:style-name="ce3" office:value-type="float" office:value="1254.467" calcext:value-type="float">
            <text:p>1254,467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59" calcext:value-type="float">
            <text:p>0,259</text:p>
          </table:table-cell>
          <table:table-cell table:style-name="ce3" office:value-type="float" office:value="0.272" calcext:value-type="float">
            <text:p>0,27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533.53" calcext:value-type="float">
            <text:p>2533,53</text:p>
          </table:table-cell>
          <table:table-cell table:style-name="ce3" office:value-type="float" office:value="1848.778" calcext:value-type="float">
            <text:p>1848,778</text:p>
          </table:table-cell>
          <table:table-cell table:style-name="ce3" office:value-type="float" office:value="958.515" calcext:value-type="float">
            <text:p>958,515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327" calcext:value-type="float">
            <text:p>0,327</text:p>
          </table:table-cell>
          <table:table-cell table:style-name="ce3" office:value-type="float" office:value="4.624" calcext:value-type="float">
            <text:p>4,62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798.65" calcext:value-type="float">
            <text:p>3798,65</text:p>
          </table:table-cell>
          <table:table-cell table:style-name="ce3" office:value-type="float" office:value="3024.183" calcext:value-type="float">
            <text:p>3024,183</text:p>
          </table:table-cell>
          <table:table-cell table:style-name="ce3" office:value-type="float" office:value="1073.072" calcext:value-type="float">
            <text:p>1073,072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1.189" calcext:value-type="float">
            <text:p>1,189</text:p>
          </table:table-cell>
          <table:table-cell table:style-name="ce3" office:value-type="float" office:value="1.391" calcext:value-type="float">
            <text:p>1,39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3492.17" calcext:value-type="float">
            <text:p>3492,17</text:p>
          </table:table-cell>
          <table:table-cell table:style-name="ce3" office:value-type="float" office:value="2741.197" calcext:value-type="float">
            <text:p>2741,197</text:p>
          </table:table-cell>
          <table:table-cell table:style-name="ce3" office:value-type="float" office:value="1299.893" calcext:value-type="float">
            <text:p>1299,893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88" calcext:value-type="float">
            <text:p>0,188</text:p>
          </table:table-cell>
          <table:table-cell table:style-name="ce3" office:value-type="float" office:value="0.267" calcext:value-type="float">
            <text:p>0,26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3424.06" calcext:value-type="float">
            <text:p>3424,06</text:p>
          </table:table-cell>
          <table:table-cell table:style-name="ce3" office:value-type="float" office:value="2516.46" calcext:value-type="float">
            <text:p>2516,46</text:p>
          </table:table-cell>
          <table:table-cell table:style-name="ce3" office:value-type="float" office:value="1454.885" calcext:value-type="float">
            <text:p>1454,885</text:p>
          </table:table-cell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office:value-type="float" office:value="0.181" calcext:value-type="float">
            <text:p>0,181</text:p>
          </table:table-cell>
          <table:table-cell table:style-name="ce3" office:value-type="float" office:value="0.211" calcext:value-type="float">
            <text:p>0,2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832.21" calcext:value-type="float">
            <text:p>2832,21</text:p>
          </table:table-cell>
          <table:table-cell table:style-name="ce3" office:value-type="float" office:value="2238.47" calcext:value-type="float">
            <text:p>2238,47</text:p>
          </table:table-cell>
          <table:table-cell table:style-name="ce3" office:value-type="float" office:value="1092.129" calcext:value-type="float">
            <text:p>1092,129</text:p>
          </table:table-cell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18" calcext:value-type="float">
            <text:p>0,18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193" calcext:value-type="float">
            <text:p>0,19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236.59" calcext:value-type="float">
            <text:p>2236,59</text:p>
          </table:table-cell>
          <table:table-cell table:style-name="ce3" office:value-type="float" office:value="2084.52" calcext:value-type="float">
            <text:p>2084,52</text:p>
          </table:table-cell>
          <table:table-cell table:style-name="ce3" office:value-type="float" office:value="1077.405" calcext:value-type="float">
            <text:p>1077,405</text:p>
          </table:table-cell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43" calcext:value-type="float">
            <text:p>0,43</text:p>
          </table:table-cell>
          <table:table-cell table:style-name="ce3" office:value-type="float" office:value="0.321" calcext:value-type="float">
            <text:p>0,321</text:p>
          </table:table-cell>
          <table:table-cell table:style-name="ce3" office:value-type="float" office:value="0.356" calcext:value-type="float">
            <text:p>0,35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2997.77" calcext:value-type="float">
            <text:p>2997,77</text:p>
          </table:table-cell>
          <table:table-cell table:style-name="ce3" office:value-type="float" office:value="2547.56" calcext:value-type="float">
            <text:p>2547,56</text:p>
          </table:table-cell>
          <table:table-cell table:style-name="ce3" office:value-type="float" office:value="623.97" calcext:value-type="float">
            <text:p>623,97</text:p>
          </table:table-cell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195" calcext:value-type="float">
            <text:p>0,195</text:p>
          </table:table-cell>
          <table:table-cell table:style-name="ce3" office:value-type="float" office:value="0.204" calcext:value-type="float">
            <text:p>0,2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926.67" calcext:value-type="float">
            <text:p>1926,67</text:p>
          </table:table-cell>
          <table:table-cell table:style-name="ce3" office:value-type="float" office:value="1560.25" calcext:value-type="float">
            <text:p>1560,25</text:p>
          </table:table-cell>
          <table:table-cell table:style-name="ce3" office:value-type="float" office:value="666.38967" calcext:value-type="float">
            <text:p>666,38967</text:p>
          </table:table-cell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0.308" calcext:value-type="float">
            <text:p>0,308</text:p>
          </table:table-cell>
          <table:table-cell table:style-name="ce3" office:value-type="float" office:value="0.297" calcext:value-type="float">
            <text:p>0,29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float" office:value="2884.086" calcext:value-type="float">
            <text:p>2884,086</text:p>
          </table:table-cell>
          <table:table-cell table:style-name="ce4" table:formula="of:=AVERAGE([.C260:.C269])" office:value-type="float" office:value="2316.5212" calcext:value-type="float">
            <text:p>2316,5212</text:p>
          </table:table-cell>
          <table:table-cell table:style-name="ce4" table:formula="of:=AVERAGE([.D260:.D269])" office:value-type="float" office:value="1013.645267" calcext:value-type="float">
            <text:p>1013,645267</text:p>
          </table:table-cell>
          <table:table-cell table:style-name="Default"/>
          <table:table-cell table:style-name="ce1"/>
          <table:table-cell table:style-name="ce4" table:formula="of:=AVERAGE([.G260:.G269])" office:value-type="float" office:value="0.366" calcext:value-type="float">
            <text:p>0,366</text:p>
          </table:table-cell>
          <table:table-cell table:style-name="ce4" table:formula="of:=AVERAGE([.H260:.H269])" office:value-type="float" office:value="0.3386" calcext:value-type="float">
            <text:p>0,3386</text:p>
          </table:table-cell>
          <table:table-cell table:style-name="ce4" table:formula="of:=AVERAGE([.I260:.I269])" office:value-type="float" office:value="0.8061" calcext:value-type="float">
            <text:p>0,806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4719" calcext:value-type="float">
            <text:p>0,4719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4.33" calcext:value-type="float">
            <text:p>14,33</text:p>
          </table:table-cell>
          <table:table-cell table:style-name="ce3" office:value-type="float" office:value="8.702" calcext:value-type="float">
            <text:p>8,702</text:p>
          </table:table-cell>
          <table:table-cell table:style-name="ce3" office:value-type="float" office:value="8.649" calcext:value-type="float">
            <text:p>8,64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1.97" calcext:value-type="float">
            <text:p>1,97</text:p>
          </table:table-cell>
          <table:table-cell table:style-name="ce3" office:value-type="float" office:value="1.066" calcext:value-type="float">
            <text:p>1,066</text:p>
          </table:table-cell>
          <table:table-cell table:style-name="ce3" office:value-type="float" office:value="0.8782" calcext:value-type="float">
            <text:p>0,8782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6.35" calcext:value-type="float">
            <text:p>16,35</text:p>
          </table:table-cell>
          <table:table-cell table:style-name="ce3" office:value-type="float" office:value="7.401" calcext:value-type="float">
            <text:p>7,401</text:p>
          </table:table-cell>
          <table:table-cell table:style-name="ce3" office:value-type="float" office:value="7.393" calcext:value-type="float">
            <text:p>7,39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4.78" calcext:value-type="float">
            <text:p>4,78</text:p>
          </table:table-cell>
          <table:table-cell table:style-name="ce3" office:value-type="float" office:value="0.385" calcext:value-type="float">
            <text:p>0,385</text:p>
          </table:table-cell>
          <table:table-cell table:style-name="ce3" office:value-type="float" office:value="0.383" calcext:value-type="float">
            <text:p>0,383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6.48" calcext:value-type="float">
            <text:p>16,48</text:p>
          </table:table-cell>
          <table:table-cell table:style-name="ce3" office:value-type="float" office:value="8.912" calcext:value-type="float">
            <text:p>8,912</text:p>
          </table:table-cell>
          <table:table-cell table:style-name="ce3" office:value-type="float" office:value="8.944" calcext:value-type="float">
            <text:p>8,9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4.63" calcext:value-type="float">
            <text:p>4,63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0.462" calcext:value-type="float">
            <text:p>0,462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14.8" calcext:value-type="float">
            <text:p>14,8</text:p>
          </table:table-cell>
          <table:table-cell table:style-name="ce3" office:value-type="float" office:value="7.51" calcext:value-type="float">
            <text:p>7,51</text:p>
          </table:table-cell>
          <table:table-cell table:style-name="ce3" office:value-type="float" office:value="7.615" calcext:value-type="float">
            <text:p>7,61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3.05" calcext:value-type="float">
            <text:p>3,05</text:p>
          </table:table-cell>
          <table:table-cell table:style-name="ce3" office:value-type="float" office:value="0.762" calcext:value-type="float">
            <text:p>0,762</text:p>
          </table:table-cell>
          <table:table-cell table:style-name="ce3" office:value-type="float" office:value="1.865" calcext:value-type="float">
            <text:p>1,865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12.5" calcext:value-type="float">
            <text:p>12,5</text:p>
          </table:table-cell>
          <table:table-cell table:style-name="ce3" office:value-type="float" office:value="7.246" calcext:value-type="float">
            <text:p>7,246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90.83" calcext:value-type="float">
            <text:p>90,83</text:p>
          </table:table-cell>
          <table:table-cell table:style-name="ce3" office:value-type="float" office:value="0.169" calcext:value-type="float">
            <text:p>0,169</text:p>
          </table:table-cell>
          <table:table-cell table:style-name="ce3" office:value-type="float" office:value="0.14" calcext:value-type="float">
            <text:p>0,14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15.98" calcext:value-type="float">
            <text:p>15,98</text:p>
          </table:table-cell>
          <table:table-cell table:style-name="ce3" office:value-type="float" office:value="7.84" calcext:value-type="float">
            <text:p>7,8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office:value-type="float" office:value="1.123" calcext:value-type="float">
            <text:p>1,123</text:p>
          </table:table-cell>
          <table:table-cell table:style-name="ce3" office:value-type="float" office:value="1.027" calcext:value-type="float">
            <text:p>1,027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5.81" calcext:value-type="float">
            <text:p>15,81</text:p>
          </table:table-cell>
          <table:table-cell table:style-name="ce3" office:value-type="float" office:value="100.371" calcext:value-type="float">
            <text:p>100,371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7.87" calcext:value-type="float">
            <text:p>7,87</text:p>
          </table:table-cell>
          <table:table-cell table:style-name="ce3" office:value-type="float" office:value="18.731" calcext:value-type="float">
            <text:p>18,731</text:p>
          </table:table-cell>
          <table:table-cell table:style-name="ce3" office:value-type="float" office:value="1.405" calcext:value-type="float">
            <text:p>1,405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19.64" calcext:value-type="float">
            <text:p>19,64</text:p>
          </table:table-cell>
          <table:table-cell table:style-name="ce3" office:value-type="float" office:value="7.617" calcext:value-type="float">
            <text:p>7,617</text:p>
          </table:table-cell>
          <table:table-cell table:style-name="ce3" office:value-type="float" office:value="7.4748" calcext:value-type="float">
            <text:p>7,474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0.315" calcext:value-type="float">
            <text:p>0,315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14.34" calcext:value-type="float">
            <text:p>14,34</text:p>
          </table:table-cell>
          <table:table-cell table:style-name="ce3" office:value-type="float" office:value="6.579" calcext:value-type="float">
            <text:p>6,579</text:p>
          </table:table-cell>
          <table:table-cell table:style-name="ce3" office:value-type="float" office:value="6.58614" calcext:value-type="float">
            <text:p>6,5861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9.67" calcext:value-type="float">
            <text:p>9,67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311" calcext:value-type="float">
            <text:p>0,311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3.34" calcext:value-type="float">
            <text:p>13,34</text:p>
          </table:table-cell>
          <table:table-cell table:style-name="ce3" office:value-type="float" office:value="7.139" calcext:value-type="float">
            <text:p>7,139</text:p>
          </table:table-cell>
          <table:table-cell table:style-name="ce3" office:value-type="float" office:value="7.189" calcext:value-type="float">
            <text:p>7,18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float" office:value="12.982" calcext:value-type="float">
            <text:p>12,982</text:p>
          </table:table-cell>
          <table:table-cell table:style-name="ce4" table:formula="of:=AVERAGE([.C273:.C282])" office:value-type="float" office:value="2.3862" calcext:value-type="float">
            <text:p>2,3862</text:p>
          </table:table-cell>
          <table:table-cell table:style-name="ce4" table:formula="of:=AVERAGE([.D273:.D282])" office:value-type="float" office:value="0.72581" calcext:value-type="float">
            <text:p>0,72581</text:p>
          </table:table-cell>
          <table:table-cell table:style-name="Default"/>
          <table:table-cell table:style-name="ce1"/>
          <table:table-cell table:style-name="ce4" table:formula="of:=AVERAGE([.G273:.G282])" office:value-type="float" office:value="15.357" calcext:value-type="float">
            <text:p>15,357</text:p>
          </table:table-cell>
          <table:table-cell table:style-name="ce4" table:formula="of:=AVERAGE([.H273:.H282])" office:value-type="float" office:value="16.9317" calcext:value-type="float">
            <text:p>16,9317</text:p>
          </table:table-cell>
          <table:table-cell table:style-name="ce4" table:formula="of:=AVERAGE([.I273:.I282])" office:value-type="float" office:value="7.69299142857143" calcext:value-type="float">
            <text:p>7,6929914285714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float" office:value="0.283" calcext:value-type="float">
            <text:p>0,283</text:p>
          </table:table-cell>
          <table:table-cell table:style-name="ce3" office:value-type="float" office:value="0.638" calcext:value-type="float">
            <text:p>0,638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408" calcext:value-type="float">
            <text:p>0,408</text:p>
          </table:table-cell>
          <table:table-cell table:style-name="ce3" office:value-type="float" office:value="0.406" calcext:value-type="float">
            <text:p>0,40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852" calcext:value-type="float">
            <text:p>0,0852</text:p>
          </table:table-cell>
          <table:table-cell table:style-name="ce3" office:value-type="float" office:value="0.0831" calcext:value-type="float">
            <text:p>0,0831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2817" calcext:value-type="float">
            <text:p>0,281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66" calcext:value-type="float">
            <text:p>0,0566</text:p>
          </table:table-cell>
          <table:table-cell table:style-name="ce3" office:value-type="float" office:value="0.418" calcext:value-type="float">
            <text:p>0,418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484" calcext:value-type="float">
            <text:p>0,484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197" calcext:value-type="float">
            <text:p>0,0197</text:p>
          </table:table-cell>
          <table:table-cell table:style-name="ce3" office:value-type="float" office:value="0.104" calcext:value-type="float">
            <text:p>0,104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346" calcext:value-type="float">
            <text:p>0,34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483" calcext:value-type="float">
            <text:p>0,0483</text:p>
          </table:table-cell>
          <table:table-cell table:style-name="ce3" office:value-type="float" office:value="0.0569" calcext:value-type="float">
            <text:p>0,0569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391" calcext:value-type="float">
            <text:p>0,39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office:value-type="float" office:value="0.268" calcext:value-type="float">
            <text:p>0,268</text:p>
          </table:table-cell>
          <table:table-cell table:style-name="ce3" office:value-type="float" office:value="0.113" calcext:value-type="float">
            <text:p>0,113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office:value-type="float" office:value="0.433" calcext:value-type="float">
            <text:p>0,43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6" calcext:value-type="float">
            <text:p>0,06</text:p>
          </table:table-cell>
          <table:table-cell table:style-name="ce3" office:value-type="float" office:value="0.205" calcext:value-type="float">
            <text:p>0,205</text:p>
          </table:table-cell>
          <table:table-cell table:style-name="ce3" office:value-type="float" office:value="0.0987" calcext:value-type="float">
            <text:p>0,0987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357" calcext:value-type="float">
            <text:p>0,35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339" calcext:value-type="float">
            <text:p>0,0339</text:p>
          </table:table-cell>
          <table:table-cell table:style-name="ce3" office:value-type="float" office:value="0.0447" calcext:value-type="float">
            <text:p>0,0447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4197" calcext:value-type="float">
            <text:p>0,4197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29" calcext:value-type="float">
            <text:p>0,0529</text:p>
          </table:table-cell>
          <table:table-cell table:style-name="ce3" office:value-type="float" office:value="0.03" calcext:value-type="float">
            <text:p>0,03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27" calcext:value-type="float">
            <text:p>0,2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151" calcext:value-type="float">
            <text:p>0,151</text:p>
          </table:table-cell>
          <table:table-cell table:style-name="ce3" office:value-type="float" office:value="0.113" calcext:value-type="float">
            <text:p>0,113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19" calcext:value-type="float">
            <text:p>0,19</text:p>
          </table:table-cell>
          <table:table-cell table:style-name="ce3" office:value-type="float" office:value="0.445" calcext:value-type="float">
            <text:p>0,445</text:p>
          </table:table-cell>
          <table:table-cell table:style-name="ce3" office:value-type="float" office:value="0.256" calcext:value-type="float">
            <text:p>0,25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float" office:value="0.086" calcext:value-type="float">
            <text:p>0,086</text:p>
          </table:table-cell>
          <table:table-cell table:style-name="ce4" table:formula="of:=AVERAGE([.C286:.C295])" office:value-type="float" office:value="0.12036" calcext:value-type="float">
            <text:p>0,12036</text:p>
          </table:table-cell>
          <table:table-cell table:style-name="ce4" table:formula="of:=AVERAGE([.D286:.D295])" office:value-type="float" office:value="0.16994" calcext:value-type="float">
            <text:p>0,16994</text:p>
          </table:table-cell>
          <table:table-cell table:style-name="Default"/>
          <table:table-cell table:style-name="ce1"/>
          <table:table-cell table:style-name="ce4" table:formula="of:=AVERAGE([.G286:.G295])" office:value-type="float" office:value="0.179" calcext:value-type="float">
            <text:p>0,179</text:p>
          </table:table-cell>
          <table:table-cell table:style-name="ce4" table:formula="of:=AVERAGE([.H286:.H295])" office:value-type="float" office:value="0.39227" calcext:value-type="float">
            <text:p>0,39227</text:p>
          </table:table-cell>
          <table:table-cell table:style-name="ce4" table:formula="of:=AVERAGE([.I286:.I295])" office:value-type="float" office:value="0.303425" calcext:value-type="float">
            <text:p>0,30342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4.47" calcext:value-type="float">
            <text:p>4,47</text:p>
          </table:table-cell>
          <table:table-cell table:style-name="ce3" office:value-type="float" office:value="4.5957" calcext:value-type="float">
            <text:p>4,5957</text:p>
          </table:table-cell>
          <table:table-cell table:style-name="ce3" office:value-type="float" office:value="4.699" calcext:value-type="float">
            <text:p>4,699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09.99" calcext:value-type="float">
            <text:p>209,99</text:p>
          </table:table-cell>
          <table:table-cell table:style-name="ce3" office:value-type="float" office:value="196.747" calcext:value-type="float">
            <text:p>196,747</text:p>
          </table:table-cell>
          <table:table-cell table:style-name="ce3" office:value-type="float" office:value="2.369" calcext:value-type="float">
            <text:p>2,36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office:value-type="float" office:value="5.731" calcext:value-type="float">
            <text:p>5,731</text:p>
          </table:table-cell>
          <table:table-cell table:style-name="ce3" office:value-type="float" office:value="5.716" calcext:value-type="float">
            <text:p>5,716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23.79" calcext:value-type="float">
            <text:p>123,79</text:p>
          </table:table-cell>
          <table:table-cell table:style-name="ce3" office:value-type="float" office:value="134.361" calcext:value-type="float">
            <text:p>134,361</text:p>
          </table:table-cell>
          <table:table-cell table:style-name="ce3" office:value-type="float" office:value="7.539" calcext:value-type="float">
            <text:p>7,53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5.222" calcext:value-type="float">
            <text:p>5,222</text:p>
          </table:table-cell>
          <table:table-cell table:style-name="ce3" office:value-type="float" office:value="4.106" calcext:value-type="float">
            <text:p>4,106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93.28" calcext:value-type="float">
            <text:p>93,28</text:p>
          </table:table-cell>
          <table:table-cell table:style-name="ce3" office:value-type="float" office:value="95.779" calcext:value-type="float">
            <text:p>95,779</text:p>
          </table:table-cell>
          <table:table-cell table:style-name="ce3" office:value-type="float" office:value="61.9" calcext:value-type="float">
            <text:p>61,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6.32" calcext:value-type="float">
            <text:p>6,32</text:p>
          </table:table-cell>
          <table:table-cell table:style-name="ce3" office:value-type="float" office:value="6.345" calcext:value-type="float">
            <text:p>6,345</text:p>
          </table:table-cell>
          <table:table-cell table:style-name="ce3" office:value-type="float" office:value="7.138" calcext:value-type="float">
            <text:p>7,138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165.18" calcext:value-type="float">
            <text:p>165,18</text:p>
          </table:table-cell>
          <table:table-cell table:style-name="ce3" office:value-type="float" office:value="174.92" calcext:value-type="float">
            <text:p>174,92</text:p>
          </table:table-cell>
          <table:table-cell table:style-name="ce3" office:value-type="float" office:value="5.381" calcext:value-type="float">
            <text:p>5,38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9.2" calcext:value-type="float">
            <text:p>9,2</text:p>
          </table:table-cell>
          <table:table-cell table:style-name="ce3" office:value-type="float" office:value="8.485" calcext:value-type="float">
            <text:p>8,485</text:p>
          </table:table-cell>
          <table:table-cell table:style-name="ce3" office:value-type="float" office:value="7.602" calcext:value-type="float">
            <text:p>7,602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143.87" calcext:value-type="float">
            <text:p>143,87</text:p>
          </table:table-cell>
          <table:table-cell table:style-name="ce3" office:value-type="float" office:value="134.108" calcext:value-type="float">
            <text:p>134,108</text:p>
          </table:table-cell>
          <table:table-cell table:style-name="ce3" office:value-type="float" office:value="1.417" calcext:value-type="float">
            <text:p>1,41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9.91" calcext:value-type="float">
            <text:p>9,91</text:p>
          </table:table-cell>
          <table:table-cell table:style-name="ce3" office:value-type="float" office:value="9.18" calcext:value-type="float">
            <text:p>9,18</text:p>
          </table:table-cell>
          <table:table-cell table:style-name="ce3" office:value-type="float" office:value="8.767" calcext:value-type="float">
            <text:p>8,767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194.05" calcext:value-type="float">
            <text:p>194,05</text:p>
          </table:table-cell>
          <table:table-cell table:style-name="ce3" office:value-type="float" office:value="99.487" calcext:value-type="float">
            <text:p>99,487</text:p>
          </table:table-cell>
          <table:table-cell table:style-name="ce3" office:value-type="float" office:value="4.779" calcext:value-type="float">
            <text:p>4,77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4.28" calcext:value-type="float">
            <text:p>4,28</text:p>
          </table:table-cell>
          <table:table-cell table:style-name="ce3" office:value-type="float" office:value="4.041" calcext:value-type="float">
            <text:p>4,041</text:p>
          </table:table-cell>
          <table:table-cell table:style-name="ce3" office:value-type="float" office:value="3.967" calcext:value-type="float">
            <text:p>3,967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12.65" calcext:value-type="float">
            <text:p>112,65</text:p>
          </table:table-cell>
          <table:table-cell table:style-name="ce3" office:value-type="float" office:value="110.13" calcext:value-type="float">
            <text:p>110,13</text:p>
          </table:table-cell>
          <table:table-cell table:style-name="ce3" office:value-type="float" office:value="39.049" calcext:value-type="float">
            <text:p>39,04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5.703" calcext:value-type="float">
            <text:p>5,703</text:p>
          </table:table-cell>
          <table:table-cell table:style-name="ce3" office:value-type="float" office:value="6.074" calcext:value-type="float">
            <text:p>6,074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35.3" calcext:value-type="float">
            <text:p>135,3</text:p>
          </table:table-cell>
          <table:table-cell table:style-name="ce3" office:value-type="float" office:value="138.855" calcext:value-type="float">
            <text:p>138,855</text:p>
          </table:table-cell>
          <table:table-cell table:style-name="ce3" office:value-type="float" office:value="70.079" calcext:value-type="float">
            <text:p>70,07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3.597" calcext:value-type="float">
            <text:p>3,597</text:p>
          </table:table-cell>
          <table:table-cell table:style-name="ce3" office:value-type="float" office:value="3.023" calcext:value-type="float">
            <text:p>3,023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61.14" calcext:value-type="float">
            <text:p>161,14</text:p>
          </table:table-cell>
          <table:table-cell table:style-name="ce3" office:value-type="float" office:value="154.42" calcext:value-type="float">
            <text:p>154,42</text:p>
          </table:table-cell>
          <table:table-cell table:style-name="ce3" office:value-type="float" office:value="97.981" calcext:value-type="float">
            <text:p>97,98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5.335" calcext:value-type="float">
            <text:p>5,335</text:p>
          </table:table-cell>
          <table:table-cell table:style-name="ce3" office:value-type="float" office:value="4.897" calcext:value-type="float">
            <text:p>4,897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73.36" calcext:value-type="float">
            <text:p>173,36</text:p>
          </table:table-cell>
          <table:table-cell table:style-name="ce3" office:value-type="float" office:value="176.468" calcext:value-type="float">
            <text:p>176,468</text:p>
          </table:table-cell>
          <table:table-cell table:style-name="ce3" office:value-type="float" office:value="110.715" calcext:value-type="float">
            <text:p>110,71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float" office:value="6.183" calcext:value-type="float">
            <text:p>6,183</text:p>
          </table:table-cell>
          <table:table-cell table:style-name="ce4" table:formula="of:=AVERAGE([.C299:.C308])" office:value-type="float" office:value="5.82347" calcext:value-type="float">
            <text:p>5,82347</text:p>
          </table:table-cell>
          <table:table-cell table:style-name="ce4" table:formula="of:=AVERAGE([.D299:.D308])" office:value-type="float" office:value="5.5989" calcext:value-type="float">
            <text:p>5,5989</text:p>
          </table:table-cell>
          <table:table-cell table:style-name="Default"/>
          <table:table-cell table:style-name="ce1"/>
          <table:table-cell table:style-name="ce4" table:formula="of:=AVERAGE([.G299:.G308])" office:value-type="float" office:value="151.261" calcext:value-type="float">
            <text:p>151,261</text:p>
          </table:table-cell>
          <table:table-cell table:style-name="ce4" table:formula="of:=AVERAGE([.H299:.H308])" office:value-type="float" office:value="141.5275" calcext:value-type="float">
            <text:p>141,5275</text:p>
          </table:table-cell>
          <table:table-cell table:style-name="ce4" table:formula="of:=AVERAGE([.I299:.I308])" office:value-type="float" office:value="40.1209" calcext:value-type="float">
            <text:p>40,120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202.38" calcext:value-type="float">
            <text:p>202,38</text:p>
          </table:table-cell>
          <table:table-cell table:style-name="ce3" office:value-type="float" office:value="192.44" calcext:value-type="float">
            <text:p>192,44</text:p>
          </table:table-cell>
          <table:table-cell table:style-name="ce3" office:value-type="float" office:value="51.45" calcext:value-type="float">
            <text:p>51,45</text:p>
          </table:table-cell>
          <table:table-cell table:style-name="Default"/>
          <table:table-cell office:value-type="string" calcext:value-type="string">
            <text:p>Page-blocks_1</text:p>
          </table:table-cell>
          <table:table-cell office:value-type="percentage" office:value="0.1207" calcext:value-type="percentage">
            <text:p>12,07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269.54" calcext:value-type="float">
            <text:p>269,54</text:p>
          </table:table-cell>
          <table:table-cell table:style-name="ce3" office:value-type="float" office:value="272.872" calcext:value-type="float">
            <text:p>272,872</text:p>
          </table:table-cell>
          <table:table-cell table:style-name="ce3" office:value-type="float" office:value="56.97" calcext:value-type="float">
            <text:p>56,97</text:p>
          </table:table-cell>
          <table:table-cell table:style-name="Default"/>
          <table:table-cell office:value-type="string" calcext:value-type="string">
            <text:p>Page-blocks_2</text:p>
          </table:table-cell>
          <table:table-cell office:value-type="percentage" office:value="0.0859" calcext:value-type="percentage">
            <text:p>8,59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11.11" calcext:value-type="float">
            <text:p>211,11</text:p>
          </table:table-cell>
          <table:table-cell table:style-name="ce3" office:value-type="float" office:value="130.294" calcext:value-type="float">
            <text:p>130,294</text:p>
          </table:table-cell>
          <table:table-cell table:style-name="ce3" office:value-type="float" office:value="29.838" calcext:value-type="float">
            <text:p>29,838</text:p>
          </table:table-cell>
          <table:table-cell table:style-name="Default"/>
          <table:table-cell office:value-type="string" calcext:value-type="string">
            <text:p>Page-blocks_3</text:p>
          </table:table-cell>
          <table:table-cell office:value-type="percentage" office:value="0.0986" calcext:value-type="percentage">
            <text:p>9,86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33.87" calcext:value-type="float">
            <text:p>133,87</text:p>
          </table:table-cell>
          <table:table-cell table:style-name="ce3" office:value-type="float" office:value="147.253" calcext:value-type="float">
            <text:p>147,253</text:p>
          </table:table-cell>
          <table:table-cell table:style-name="ce3" office:value-type="float" office:value="92.862" calcext:value-type="float">
            <text:p>92,862</text:p>
          </table:table-cell>
          <table:table-cell table:style-name="Default"/>
          <table:table-cell office:value-type="string" calcext:value-type="string">
            <text:p>Page-blocks_4</text:p>
          </table:table-cell>
          <table:table-cell office:value-type="percentage" office:value="0.1243" calcext:value-type="percentage">
            <text:p>12,43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41.64" calcext:value-type="float">
            <text:p>241,64</text:p>
          </table:table-cell>
          <table:table-cell table:style-name="ce3" office:value-type="float" office:value="230.477" calcext:value-type="float">
            <text:p>230,477</text:p>
          </table:table-cell>
          <table:table-cell table:style-name="ce3" office:value-type="float" office:value="6.939" calcext:value-type="float">
            <text:p>6,939</text:p>
          </table:table-cell>
          <table:table-cell table:style-name="Default"/>
          <table:table-cell office:value-type="string" calcext:value-type="string">
            <text:p>Page-blocks_5</text:p>
          </table:table-cell>
          <table:table-cell office:value-type="percentage" office:value="0.0951" calcext:value-type="percentage">
            <text:p>9,51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319.07" calcext:value-type="float">
            <text:p>319,07</text:p>
          </table:table-cell>
          <table:table-cell table:style-name="ce3" office:value-type="float" office:value="283.46" calcext:value-type="float">
            <text:p>283,46</text:p>
          </table:table-cell>
          <table:table-cell table:style-name="ce3" office:value-type="float" office:value="7.425" calcext:value-type="float">
            <text:p>7,425</text:p>
          </table:table-cell>
          <table:table-cell table:style-name="Default"/>
          <table:table-cell office:value-type="string" calcext:value-type="string">
            <text:p>Page-blocks_6</text:p>
          </table:table-cell>
          <table:table-cell office:value-type="percentage" office:value="0.0932" calcext:value-type="percentage">
            <text:p>9,32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08.534" calcext:value-type="float">
            <text:p>208,534</text:p>
          </table:table-cell>
          <table:table-cell table:style-name="ce3" office:value-type="float" office:value="193.8" calcext:value-type="float">
            <text:p>193,8</text:p>
          </table:table-cell>
          <table:table-cell table:style-name="ce3" office:value-type="float" office:value="8.902" calcext:value-type="float">
            <text:p>8,902</text:p>
          </table:table-cell>
          <table:table-cell table:style-name="Default"/>
          <table:table-cell office:value-type="string" calcext:value-type="string">
            <text:p>Page-blocks_7</text:p>
          </table:table-cell>
          <table:table-cell office:value-type="percentage" office:value="0.0841" calcext:value-type="percentage">
            <text:p>8,41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116.21" calcext:value-type="float">
            <text:p>116,21</text:p>
          </table:table-cell>
          <table:table-cell table:style-name="ce3" office:value-type="float" office:value="133.455" calcext:value-type="float">
            <text:p>133,455</text:p>
          </table:table-cell>
          <table:table-cell table:style-name="ce3" office:value-type="float" office:value="76.295" calcext:value-type="float">
            <text:p>76,295</text:p>
          </table:table-cell>
          <table:table-cell table:style-name="Default"/>
          <table:table-cell office:value-type="string" calcext:value-type="string">
            <text:p>Page-blocks_8</text:p>
          </table:table-cell>
          <table:table-cell office:value-type="percentage" office:value="0.0914" calcext:value-type="percentage">
            <text:p>9,14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28.75" calcext:value-type="float">
            <text:p>128,75</text:p>
          </table:table-cell>
          <table:table-cell table:style-name="ce3" office:value-type="float" office:value="146.62" calcext:value-type="float">
            <text:p>146,62</text:p>
          </table:table-cell>
          <table:table-cell table:style-name="ce3" office:value-type="float" office:value="4.49572" calcext:value-type="float">
            <text:p>4,49572</text:p>
          </table:table-cell>
          <table:table-cell table:style-name="Default"/>
          <table:table-cell office:value-type="string" calcext:value-type="string">
            <text:p>Page-blocks_9</text:p>
          </table:table-cell>
          <table:table-cell office:value-type="percentage" office:value="0.1079" calcext:value-type="percentage">
            <text:p>10,79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274.35" calcext:value-type="float">
            <text:p>274,35</text:p>
          </table:table-cell>
          <table:table-cell table:style-name="ce3" office:value-type="float" office:value="235.43" calcext:value-type="float">
            <text:p>235,43</text:p>
          </table:table-cell>
          <table:table-cell table:style-name="ce3" office:value-type="float" office:value="5.19082" calcext:value-type="float">
            <text:p>5,19082</text:p>
          </table:table-cell>
          <table:table-cell table:style-name="Default"/>
          <table:table-cell office:value-type="string" calcext:value-type="string">
            <text:p>Page-blocks_10</text:p>
          </table:table-cell>
          <table:table-cell office:value-type="percentage" office:value="0.1079" calcext:value-type="percentage">
            <text:p>10,79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float" office:value="210.5454" calcext:value-type="float">
            <text:p>210,5454</text:p>
          </table:table-cell>
          <table:table-cell table:style-name="ce4" table:formula="of:=AVERAGE([.C312:.C321])" office:value-type="float" office:value="196.6101" calcext:value-type="float">
            <text:p>196,6101</text:p>
          </table:table-cell>
          <table:table-cell table:style-name="ce4" table:formula="of:=AVERAGE([.D312:.D321])" office:value-type="float" office:value="34.036754" calcext:value-type="float">
            <text:p>34,036754</text:p>
          </table:table-cell>
          <table:table-cell table:style-name="Default"/>
          <table:table-cell table:style-name="ce1"/>
          <table:table-cell table:style-name="ce1" table:formula="of:=AVERAGE([.G312:.G321])" office:value-type="percentage" office:value="0.10091" calcext:value-type="percentage">
            <text:p>10,09%</text:p>
          </table:table-cell>
          <table:table-cell table:style-name="ce1" table:formula="of:=AVERAGE([.H312:.H321])" office:value-type="string" office:string-value="" calcext:value-type="error">
            <text:p>#DIV/0!</text:p>
          </table:table-cell>
          <table:table-cell table:style-name="ce1" table:formula="of:=AVERAGE([.I312:.I321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1429" calcext:value-type="percentage">
            <text:p>14,29%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.0714" calcext:value-type="percentage">
            <text:p>7,14%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2595" calcext:value-type="percentage">
            <text:p>25,95%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19" calcext:value-type="percentage">
            <text:p>31,90%</text:p>
          </table:table-cell>
          <table:table-cell office:value-type="percentage" office:value="0.2857" calcext:value-type="percentage">
            <text:p>28,57%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143" calcext:value-type="percentage">
            <text:p>21,43%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15" calcext:value-type="percentage">
            <text:p>15,00%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571" calcext:value-type="percentage">
            <text:p>15,71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1405" calcext:value-type="percentage">
            <text:p>14,05%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1286" calcext:value-type="percentage">
            <text:p>12,86%</text:p>
          </table:table-cell>
          <table:table-cell office:value-type="percentage" office:value="0.1429" calcext:value-type="percentage">
            <text:p>14,29%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571" calcext:value-type="percentage">
            <text:p>35,71%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76" calcext:value-type="percentage">
            <text:p>14,76%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1"/>
          <table:table-cell table:style-name="ce1" table:formula="of:=AVERAGE([.B325:.B334])" office:value-type="percentage" office:value="0.25309" calcext:value-type="percentage">
            <text:p>25,31%</text:p>
          </table:table-cell>
          <table:table-cell table:style-name="ce1" table:formula="of:=AVERAGE([.C325:.C334])" office:value-type="percentage" office:value="0.21261" calcext:value-type="percentage">
            <text:p>21,26%</text:p>
          </table:table-cell>
          <table:table-cell table:style-name="ce1" table:formula="of:=AVERAGE([.D325:.D334])" office:value-type="percentage" office:value="0.19119" calcext:value-type="percentage">
            <text:p>19,12%</text:p>
          </table:table-cell>
          <table:table-cell table:style-name="Default" table:number-columns-repeated="8"/>
          <table:table-cell table:number-columns-repeated="1010"/>
        </table:table-row>
      </table:table>
      <table:table table:name="FINAL" table:style-name="ta1">
        <table:table-column table:style-name="co5" table:default-cell-style-name="Default"/>
        <table:table-column table:style-name="co6" table:default-cell-style-name="ce15"/>
        <table:table-column table:style-name="co2" table:number-columns-repeated="6" table:default-cell-style-name="ce15"/>
        <table:table-column table:style-name="co2" table:number-columns-repeated="1016" table:default-cell-style-name="Default"/>
        <table:table-row table:style-name="ro1">
          <table:table-cell/>
          <table:table-cell table:style-name="Default"/>
          <table:table-cell table:style-name="ce14" office:value-type="string" calcext:value-type="string" table:number-columns-spanned="5" table:number-rows-spanned="1">
            <text:p>CLASSIFICATION DATASETS</text:p>
          </table:table-cell>
          <table:covered-table-cell table:number-columns-repeated="4" table:style-name="Default"/>
          <table:table-cell table:style-name="Default"/>
          <table:table-cell table:number-columns-repeated="1016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5" table:number-columns-repeated="1020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223" calcext:value-type="percentage">
            <text:p>12,23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647" calcext:value-type="percentage">
            <text:p>16,4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331" calcext:value-type="percentage">
            <text:p>33,31%</text:p>
          </table:table-cell>
          <table:table-cell office:value-type="percentage" office:value="0.2361" calcext:value-type="percentage">
            <text:p>23,6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3342" calcext:value-type="percentage">
            <text:p>33,42%</text:p>
          </table:table-cell>
          <table:table-cell office:value-type="percentage" office:value="0.1335" calcext:value-type="percentage">
            <text:p>13,35%</text:p>
          </table:table-cell>
          <table:table-cell office:value-type="percentage" office:value="0.1265" calcext:value-type="percentage">
            <text:p>12,6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3449" calcext:value-type="percentage">
            <text:p>34,49%</text:p>
          </table:table-cell>
          <table:table-cell office:value-type="percentage" office:value="0.3738" calcext:value-type="percentage">
            <text:p>37,3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64" calcext:value-type="percentage">
            <text:p>66,40%</text:p>
          </table:table-cell>
          <table:table-cell office:value-type="percentage" office:value="0.4977" calcext:value-type="percentage">
            <text:p>49,7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6234" calcext:value-type="percentage">
            <text:p>62,34%</text:p>
          </table:table-cell>
          <table:table-cell office:value-type="percentage" office:value="0.6143" calcext:value-type="percentage">
            <text:p>61,43%</text:p>
          </table:table-cell>
          <table:table-cell office:value-type="percentage" office:value="0.3824" calcext:value-type="percentage">
            <text:p>38,2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SS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5192" calcext:value-type="percentage">
            <text:p>51,92%</text:p>
          </table:table-cell>
          <table:table-cell office:value-type="percentage" office:value="0.4689" calcext:value-type="percentage">
            <text:p>46,8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6436" calcext:value-type="percentage">
            <text:p>64,36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62" calcext:value-type="percentage">
            <text:p>33,6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312" calcext:value-type="percentage">
            <text:p>31,20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1591" calcext:value-type="percentage">
            <text:p>15,9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1008" calcext:value-type="percentage">
            <text:p>10,08%</text:p>
          </table:table-cell>
          <table:table-cell office:value-type="percentage" office:value="0.0477" calcext:value-type="percentage">
            <text:p>4,7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797" calcext:value-type="percentage">
            <text:p>17,97%</text:p>
          </table:table-cell>
          <table:table-cell office:value-type="percentage" office:value="0.0864" calcext:value-type="percentage">
            <text:p>8,6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084" calcext:value-type="percentage">
            <text:p>30,84%</text:p>
          </table:table-cell>
          <table:table-cell office:value-type="percentage" office:value="0.2825" calcext:value-type="percentage">
            <text:p>28,25%</text:p>
          </table:table-cell>
          <table:table-cell office:value-type="percentage" office:value="0.2736" calcext:value-type="percentage">
            <text:p>27,3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531" calcext:value-type="percentage">
            <text:p>25,31%</text:p>
          </table:table-cell>
          <table:table-cell office:value-type="percentage" office:value="0.2126" calcext:value-type="percentage">
            <text:p>21,26%</text:p>
          </table:table-cell>
          <table:table-cell office:value-type="percentage" office:value="0.1912" calcext:value-type="percentage">
            <text:p>19,1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2138" calcext:value-type="percentage">
            <text:p>21,38%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717" calcext:value-type="percentage">
            <text:p>17,1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676" calcext:value-type="percentage">
            <text:p>16,76%</text:p>
          </table:table-cell>
          <table:table-cell office:value-type="percentage" office:value="0.1551" calcext:value-type="percentage">
            <text:p>15,5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2361" calcext:value-type="percentage">
            <text:p>23,6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21" calcext:value-type="percentage">
            <text:p>5,2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2608" calcext:value-type="percentage">
            <text:p>26,0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219" calcext:value-type="percentage">
            <text:p>32,19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794" calcext:value-type="percentage">
            <text:p>27,9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5092" calcext:value-type="percentage">
            <text:p>50,9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NAR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2268" calcext:value-type="percentage">
            <text:p>22,68%</text:p>
          </table:table-cell>
          <table:table-cell office:value-type="percentage" office:value="0.2055" calcext:value-type="percentage">
            <text:p>20,5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RAL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1943" calcext:value-type="percentage">
            <text:p>19,4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E</text:p>
          </table:table-cell>
          <table:table-cell office:value-type="percentage" office:value="0.6007" calcext:value-type="percentage">
            <text:p>60,07%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5122" calcext:value-type="percentage">
            <text:p>51,2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622" calcext:value-type="percentage">
            <text:p>6,22%</text:p>
          </table:table-cell>
          <table:table-cell office:value-type="percentage" office:value="0.0533" calcext:value-type="percentage">
            <text:p>5,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141" calcext:value-type="percentage">
            <text:p>31,41%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092" calcext:value-type="percentage">
            <text:p>9,2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419" calcext:value-type="percentage">
            <text:p>4,1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47" calcext:value-type="percentage">
            <text:p>4,70%</text:p>
          </table:table-cell>
          <table:table-cell office:value-type="percentage" office:value="0.0431" calcext:value-type="percentage">
            <text:p>4,3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0194" calcext:value-type="percentage">
            <text:p>1,94%</text:p>
          </table:table-cell>
          <table:table-cell office:value-type="percentage" office:value="0.0223" calcext:value-type="percentage">
            <text:p>2,2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_O_N_F_S</text:p>
          </table:table-cell>
          <table:table-cell office:value-type="percentage" office:value="0.4871" calcext:value-type="percentage">
            <text:p>48,71%</text:p>
          </table:table-cell>
          <table:table-cell office:value-type="percentage" office:value="0.4606" calcext:value-type="percentage">
            <text:p>46,06%</text:p>
          </table:table-cell>
          <table:table-cell office:value-type="percentage" office:value="0.4589" calcext:value-type="percentage">
            <text:p>45,8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4033" calcext:value-type="percentage">
            <text:p>40,33%</text:p>
          </table:table-cell>
          <table:table-cell office:value-type="percentage" office:value="0.1013" calcext:value-type="percentage">
            <text:p>10,13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3" table:formula="of:=AVERAGE([.B3:.B32])" office:value-type="percentage" office:value="0.313836666666667" calcext:value-type="percentage">
            <text:p>31,38%</text:p>
          </table:table-cell>
          <table:table-cell table:style-name="ce23" table:formula="of:=AVERAGE([.C3:.C32])" office:value-type="percentage" office:value="0.27046" calcext:value-type="percentage">
            <text:p>27,05%</text:p>
          </table:table-cell>
          <table:table-cell table:style-name="ce23" table:formula="of:=AVERAGE([.D3:.D32])" office:value-type="percentage" office:value="0.214631034482759" calcext:value-type="percentage">
            <text:p>21,46%</text:p>
          </table:table-cell>
          <table:table-cell table:style-name="ce23" table:number-columns-repeated="4"/>
          <table:table-cell table:style-name="ce22"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14" office:value-type="string" calcext:value-type="string" table:number-columns-spanned="4" table:number-rows-spanned="1">
            <text:p>REGRESSION DATASETS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3074.01/[.G38]" office:value-type="float" office:value="7.37172661870504" calcext:value-type="float">
            <text:p>7,37172661870504</text:p>
          </table:table-cell>
          <table:table-cell table:style-name="Default" table:formula="of:=2906.598/417" office:value-type="float" office:value="6.97025899280576" calcext:value-type="float">
            <text:p>6,97025899280576</text:p>
          </table:table-cell>
          <table:table-cell table:style-name="Default" table:number-columns-repeated="3"/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39.882/150" office:value-type="float" office:value="0.26588" calcext:value-type="float">
            <text:p>0,26588</text:p>
          </table:table-cell>
          <table:table-cell table:style-name="Default" table:formula="of:=116.17/150" office:value-type="float" office:value="0.774466666666667" calcext:value-type="float">
            <text:p>0,774466666666667</text:p>
          </table:table-cell>
          <table:table-cell table:style-name="Default" table:number-columns-repeated="3"/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2603.42/33" office:value-type="float" office:value="78.8915151515152" calcext:value-type="float">
            <text:p>78,8915151515152</text:p>
          </table:table-cell>
          <table:table-cell table:style-name="Default" table:formula="of:=2824.15/33" office:value-type="float" office:value="85.580303030303" calcext:value-type="float">
            <text:p>85,580303030303</text:p>
          </table:table-cell>
          <table:table-cell table:style-name="Default" table:formula="of:=2816.748/33" office:value-type="float" office:value="85.356" calcext:value-type="float">
            <text:p>85,356</text:p>
          </table:table-cell>
          <table:table-cell table:style-name="Default" table:number-columns-repeated="2"/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0.165/9" office:value-type="float" office:value="0.0183333333333333" calcext:value-type="float">
            <text:p>0,0183333333333333</text:p>
          </table:table-cell>
          <table:table-cell table:style-name="Default" table:formula="of:=0.204/9" office:value-type="float" office:value="0.0226666666666667" calcext:value-type="float">
            <text:p>0,0226666666666667</text:p>
          </table:table-cell>
          <table:table-cell table:style-name="Default" table:formula="of:=0.3617/9" office:value-type="float" office:value="0.0401888888888889" calcext:value-type="float">
            <text:p>0,0401888888888889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0.05082/4" office:value-type="float" office:value="0.012705" calcext:value-type="float">
            <text:p>0,012705</text:p>
          </table:table-cell>
          <table:table-cell table:style-name="Default" table:formula="of:=0.000804/4" office:value-type="float" office:value="0.000201" calcext:value-type="float">
            <text:p>0,000201</text:p>
          </table:table-cell>
          <table:table-cell table:style-name="Default" table:formula="of:=0.00101/4" office:value-type="float" office:value="0.0002525" calcext:value-type="float">
            <text:p>0,0002525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1.153/103" office:value-type="float" office:value="0.0111941747572816" calcext:value-type="float">
            <text:p>0,0111941747572816</text:p>
          </table:table-cell>
          <table:table-cell table:style-name="Default" table:formula="of:=0.63539/103" office:value-type="float" office:value="0.00616883495145631" calcext:value-type="float">
            <text:p>0,00616883495145631</text:p>
          </table:table-cell>
          <table:table-cell table:style-name="Default" table:formula="of:=0.76047/103" office:value-type="float" office:value="0.00738320388349515" calcext:value-type="float">
            <text:p>0,00738320388349515</text:p>
          </table:table-cell>
          <table:table-cell table:style-name="Default" table:number-columns-repeated="2"/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6.183/36" office:value-type="float" office:value="0.17175" calcext:value-type="float">
            <text:p>0,17175</text:p>
          </table:table-cell>
          <table:table-cell table:style-name="Default" table:formula="of:=5.82/36" office:value-type="float" office:value="0.161666666666667" calcext:value-type="float">
            <text:p>0,161666666666667</text:p>
          </table:table-cell>
          <table:table-cell table:style-name="Default" table:formula="of:=5.5989/36" office:value-type="float" office:value="0.155525" calcext:value-type="float">
            <text:p>0,155525</text:p>
          </table:table-cell>
          <table:table-cell table:style-name="Default" table:number-columns-repeated="2"/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1.9622/4" office:value-type="float" office:value="0.49055" calcext:value-type="float">
            <text:p>0,49055</text:p>
          </table:table-cell>
          <table:table-cell table:style-name="Default" table:formula="of:=7.6932/4" office:value-type="float" office:value="1.9233" calcext:value-type="float">
            <text:p>1,9233</text:p>
          </table:table-cell>
          <table:table-cell table:style-name="Default" table:formula="of:=3.129/4" office:value-type="float" office:value="0.78225" calcext:value-type="float">
            <text:p>0,78225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2884.086/50" office:value-type="float" office:value="57.68172" calcext:value-type="float">
            <text:p>57,68172</text:p>
          </table:table-cell>
          <table:table-cell table:style-name="Default" table:formula="of:=2316.52/50" office:value-type="float" office:value="46.3304" calcext:value-type="float">
            <text:p>46,3304</text:p>
          </table:table-cell>
          <table:table-cell table:style-name="Default" table:formula="of:=1013.645/50" office:value-type="float" office:value="20.2729" calcext:value-type="float">
            <text:p>20,2729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0.366/25" office:value-type="float" office:value="0.01464" calcext:value-type="float">
            <text:p>0,01464</text:p>
          </table:table-cell>
          <table:table-cell table:style-name="Default" table:formula="of:=0.3386/25" office:value-type="float" office:value="0.013544" calcext:value-type="float">
            <text:p>0,013544</text:p>
          </table:table-cell>
          <table:table-cell table:style-name="Default" table:formula="of:=0.8061/25" office:value-type="float" office:value="0.032244" calcext:value-type="float">
            <text:p>0,032244</text:p>
          </table:table-cell>
          <table:table-cell table:style-name="Default" table:number-columns-repeated="2"/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12.982/6" office:value-type="float" office:value="2.16366666666667" calcext:value-type="float">
            <text:p>2,16366666666667</text:p>
          </table:table-cell>
          <table:table-cell table:style-name="Default" table:formula="of:=2.3862/6" office:value-type="float" office:value="0.3977" calcext:value-type="float">
            <text:p>0,3977</text:p>
          </table:table-cell>
          <table:table-cell table:style-name="Default" table:formula="of:=0.726/6" office:value-type="float" office:value="0.121" calcext:value-type="float">
            <text:p>0,121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151.261/104" office:value-type="float" office:value="1.45443269230769" calcext:value-type="float">
            <text:p>1,45443269230769</text:p>
          </table:table-cell>
          <table:table-cell table:style-name="Default" table:formula="of:=141.53/104" office:value-type="float" office:value="1.36086538461538" calcext:value-type="float">
            <text:p>1,36086538461538</text:p>
          </table:table-cell>
          <table:table-cell table:style-name="Default" table:formula="of:=40.1209/104" office:value-type="float" office:value="0.385777884615385" calcext:value-type="float">
            <text:p>0,385777884615385</text:p>
          </table:table-cell>
          <table:table-cell table:style-name="Default" table:number-columns-repeated="2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0.086/7" office:value-type="float" office:value="0.0122857142857143" calcext:value-type="float">
            <text:p>0,0122857142857143</text:p>
          </table:table-cell>
          <table:table-cell table:style-name="Default" table:formula="of:=0.12036/7" office:value-type="float" office:value="0.0171942857142857" calcext:value-type="float">
            <text:p>0,0171942857142857</text:p>
          </table:table-cell>
          <table:table-cell table:style-name="Default" table:formula="of:=0.16994/7" office:value-type="float" office:value="0.0242771428571429" calcext:value-type="float">
            <text:p>0,0242771428571429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15.357/217" office:value-type="float" office:value="0.0707695852534562" calcext:value-type="float">
            <text:p>0,0707695852534562</text:p>
          </table:table-cell>
          <table:table-cell table:style-name="Default" table:formula="of:=16.9317/217" office:value-type="float" office:value="0.078026267281106" calcext:value-type="float">
            <text:p>0,078026267281106</text:p>
          </table:table-cell>
          <table:table-cell table:style-name="Default" table:number-columns-repeated="3"/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210.5454/104" office:value-type="float" office:value="2.024475" calcext:value-type="float">
            <text:p>2,024475</text:p>
          </table:table-cell>
          <table:table-cell table:style-name="Default" table:formula="of:=196.61/104" office:value-type="float" office:value="1.89048076923077" calcext:value-type="float">
            <text:p>1,89048076923077</text:p>
          </table:table-cell>
          <table:table-cell table:style-name="Default" table:formula="of:=34.037/104" office:value-type="float" office:value="0.327278846153846" calcext:value-type="float">
            <text:p>0,327278846153846</text:p>
          </table:table-cell>
          <table:table-cell table:style-name="Default" table:number-columns-repeated="2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0.179/160" office:value-type="float" office:value="0.00111875" calcext:value-type="float">
            <text:p>0,00111875</text:p>
          </table:table-cell>
          <table:table-cell table:style-name="Default" table:formula="of:=0.392/160" office:value-type="float" office:value="0.00245" calcext:value-type="float">
            <text:p>0,00245</text:p>
          </table:table-cell>
          <table:table-cell table:style-name="Default" table:number-columns-repeated="3"/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2" table:formula="of:=AVERAGE([.B38:.B53])" office:value-type="float" office:value="9.41604766792652" calcext:value-type="float">
            <text:p>9,41604766792652</text:p>
          </table:table-cell>
          <table:table-cell table:style-name="ce22" table:formula="of:=AVERAGE([.C38:.C53])" office:value-type="float" office:value="9.09560578530636" calcext:value-type="float">
            <text:p>9,09560578530636</text:p>
          </table:table-cell>
          <table:table-cell table:style-name="ce22" table:formula="of:=AVERAGE([.D38:.D53])" office:value-type="float" office:value="8.95875645553323" calcext:value-type="float">
            <text:p>8,95875645553323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11-30T10:01:28.126530866</dc:date>
    <meta:editing-duration>P7DT22H12M32S</meta:editing-duration>
    <meta:editing-cycles>3765</meta:editing-cycles>
    <meta:generator>LibreOffice/7.4.2.3$Linux_X86_64 LibreOffice_project/40$Build-3</meta:generator>
    <meta:document-statistic meta:table-count="2" meta:cell-count="2491" meta:object-count="0"/>
  </office:meta>
</office:document-meta>
</file>